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37in"/>
    </style:style>
    <style:style style:name="co2" style:family="table-column">
      <style:table-column-properties fo:break-before="auto" style:column-width="11.165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0972in"/>
    </style:style>
    <style:style style:name="co5" style:family="table-column">
      <style:table-column-properties fo:break-before="auto" style:column-width="6.8602in"/>
    </style:style>
    <style:style style:name="co6" style:family="table-column">
      <style:table-column-properties fo:break-before="auto" style:column-width="2.8839in"/>
    </style:style>
    <style:style style:name="co7" style:family="table-column">
      <style:table-column-properties fo:break-before="auto" style:column-width="5.3091in"/>
    </style:style>
    <style:style style:name="co8" style:family="table-column">
      <style:table-column-properties fo:break-before="auto" style:column-width="2.6874in"/>
    </style:style>
    <style:style style:name="co9" style:family="table-column">
      <style:table-column-properties fo:break-before="auto" style:column-width="8.6634in"/>
    </style:style>
    <style:style style:name="co10" style:family="table-column">
      <style:table-column-properties fo:break-before="auto" style:column-width="2.9717in"/>
    </style:style>
    <style:style style:name="co11" style:family="table-column">
      <style:table-column-properties fo:break-before="auto" style:column-width="7.9965in"/>
    </style:style>
    <style:style style:name="co12" style:family="table-column">
      <style:table-column-properties fo:break-before="auto" style:column-width="7.4945in"/>
    </style:style>
    <style:style style:name="co13" style:family="table-column">
      <style:table-column-properties fo:break-before="auto" style:column-width="4.5335in"/>
    </style:style>
    <style:style style:name="ro1" style:family="table-row">
      <style:table-row-properties style:row-height="7.4937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462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ro6" style:family="table-row">
      <style:table-row-properties style:row-height="5.3374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8492in" fo:break-before="auto" style:use-optimal-row-height="true"/>
    </style:style>
    <style:style style:name="ro10" style:family="table-row">
      <style:table-row-properties style:row-height="4.1764in" fo:break-before="auto" style:use-optimal-row-height="true"/>
    </style:style>
    <style:style style:name="ro11" style:family="table-row">
      <style:table-row-properties style:row-height="7.9909in" fo:break-before="auto" style:use-optimal-row-height="true"/>
    </style:style>
    <style:style style:name="ro12" style:family="table-row">
      <style:table-row-properties style:row-height="4.3425in" fo:break-before="auto" style:use-optimal-row-height="true"/>
    </style:style>
    <style:style style:name="ro13" style:family="table-row">
      <style:table-row-properties style:row-height="3.3472in" fo:break-before="auto" style:use-optimal-row-height="true"/>
    </style:style>
    <style:style style:name="ro14" style:family="table-row">
      <style:table-row-properties style:row-height="7.8252in" fo:break-before="auto" style:use-optimal-row-height="true"/>
    </style:style>
    <style:style style:name="ro15" style:family="table-row">
      <style:table-row-properties style:row-height="4.5083in" fo:break-before="auto" style:use-optimal-row-height="true"/>
    </style:style>
    <style:style style:name="ro16" style:family="table-row">
      <style:table-row-properties style:row-height="3.5134in" fo:break-before="auto" style:use-optimal-row-height="true"/>
    </style:style>
    <style:style style:name="ro17" style:family="table-row">
      <style:table-row-properties style:row-height="1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fo:font-weight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Courier New1" fo:font-size="7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  <style:text-properties style:font-name="Courier New1"/>
    </style:style>
    <style:style style:name="ce4" style:family="table-cell" style:parent-style-name="Default" style:data-style-name="N100">
      <style:text-properties fo:font-weight="bold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font-name="Courier New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Courier New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Courier New1" fo:font-size="10pt" fo:language="en" fo:country="US" fo:font-style="normal" fo:text-shadow="none" style:text-underline-style="none" fo:font-weight="normal" style:text-underline-mode="continuous" style:text-line-through-mode="continuous" style:font-name-asian="Courier New1" style:font-size-asian="10pt" style:language-asian="en" style:country-asian="US" style:font-style-asian="normal" style:font-weight-asian="normal" style:font-name-complex="Courier New1" style:font-size-complex="5.65000009536743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Courier New1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text-align-source="fix" style:repeat-content="false" fo:wrap-option="wrap" style:shrink-to-fit="false" style:vertical-align="top"/>
      <style:paragraph-properties fo:text-align="start"/>
      <style:text-properties style:use-window-font-color="true" style:text-outline="false" style:text-line-through-style="none" style:font-name="Courier New1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ext-properties style:font-name="Courier New1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Courier New1" fo:font-size="10pt" fo:language="en" fo:country="US" fo:font-style="normal" fo:text-shadow="none" style:text-underline-style="none" fo:font-weight="normal" style:text-underline-mode="continuous" style:text-line-through-mode="continuous" style:font-name-asian="Courier New1" style:font-size-asian="10pt" style:language-asian="en" style:country-asian="US" style:font-style-asian="normal" style:font-weight-asian="normal" style:font-name-complex="Courier New1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>
            <text:p>rule</text:p>
          </table:table-cell>
          <table:table-cell table:style-name="ce2" table:formula="oooc:=CONCATENATE(&quot;rule : { &quot;;[DEVS_Cell_Values.B11];&quot; } &quot;;[Parameters.B1]; &quot; { t }&quot;)" office:value-type="string" office:string-value="rule : { if(trunc((0,0)) = 0, if(((if((-1,0) = 1.0625, 1, 0) + if((-1,-1) = 1.125, 1, 0) + if((0,-1) = 1.1875, 1, 0) + if((1,-1) = 1.25, 1, 0) + if((1,0) = 1.3125, 1, 0) + if((1,1) = 1.375, 1, 0) + if((0,1) = 1.4375, 1, 0) + if((-1,1) = 1.5, 1, 0))=1), if(((if(trunc((-1,0)) = 2, 1, 0) + if(trunc((-1,-1)) = 2, 1, 0) + if(trunc((0,-1)) = 2, 1, 0) + if(trunc((1,-1)) = 2, 1, 0) + if(trunc((1,0)) = 2, 1, 0) + if(trunc((1,1)) = 2, 1, 0) + if(trunc((0,1)) = 2, 1, 0) + if(trunc((-1,1)) = 2, 1, 0)) &gt; 0), 1 + 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, if(((uniform(0, 1)) &lt; #Macro(p_moving)), 1 + ((trunc(uniform(0, 8)) + 1)*0.0625), 1)), if(((if((-1,0) = 2.0625, 1, 0) + if((-1,-1) = 2.125, 1, 0) + if((0,-1) = 2.1875, 1, 0) + if((1,-1) = 2.25, 1, 0) + if((1,0) = 2.3125, 1, 0) + if((1,1) = 2.375, 1, 0) + if((0,1) = 2.4375, 1, 0) + if((-1,1) = 2.5, 1, 0)) &gt; 0), if(((uniform(0, 1)) &lt; #Macro(p_dividing)), if(((if(trunc((-1,0)) = 0, 1, 0) + if(trunc((-1,-1)) = 0, 1, 0) + if(trunc((0,-1)) = 0, 1, 0) + if(trunc((1,-1)) = 0, 1, 0) + if(trunc((1,0)) = 0, 1, 0) + if(trunc((1,1)) = 0, 1, 0) + if(trunc((0,1)) = 0, 1, 0) + if(trunc((-1,1)) = 0, 1, 0)) = 0), 3, 2 + ((trunc(uniform(0, 8)) + 1)*0.0625)), 2), if((((if(trunc((-1,0)) = 0, 1, 0) + if(trunc((-1,-1)) = 0, 1, 0) + if(trunc((0,-1)) = 0, 1, 0) + if(trunc((1,-1)) = 0, 1, 0) + if(trunc((1,0)) = 0, 1, 0) + if(trunc((1,1)) = 0, 1, 0) + if(trunc((0,1)) = 0, 1, 0) + if(trunc((-1,1)) = 0, 1, 0)) = 8) and ((uniform(0, 1)) &lt; #Macro(p_resisting))), if(((if(trunc((-1,0)) = 2, 1, 0) + if(trunc((-1,-1)) = 2, 1, 0) + if(trunc((0,-1)) = 2, 1, 0) + if(trunc((1,-1)) = 2, 1, 0) + if(trunc((1,0)) = 2, 1, 0) + if(trunc((1,1)) = 2, 1, 0) + if(trunc((0,1)) = 2, 1, 0) + if(trunc((-1,1)) = 2, 1, 0)) &gt; 0), 1 + 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, if(((uniform(0, 1)) &lt; #Macro(p_moving)), 1 + ((trunc(uniform(0, 8)) + 1)*0.0625), 1)), 0))), if(trunc((0,0)) = 1, if((((remainder((0,0), 1)*16) != 0) and ((trunc(if((0,0) = 1.0625, (1,0), if((0,0) = 1.125, (1,1), if((0,0) = 1.1875, (0,1), if((0,0) = 1.25, (-1,1), if((0,0) = 1.3125, (-1,0), if((0,0) = 1.375, (-1,-1), if((0,0) = 1.4375, (0,-1), (1,-1))))))))) = 0) or (trunc(if((0,0) = 1.0625, (1,0), if((0,0) = 1.125, (1,1), if((0,0) = 1.1875, (0,1), if((0,0) = 1.25, (-1,1), if((0,0) = 1.3125, (-1,0), if((0,0) = 1.375, (-1,-1), if((0,0) = 1.4375, (0,-1), (1,-1))))))))) = 2)) and (if((0,0) = 1.0625, (if((0,0) = 1.0625, 1, 0) + if((0,-1) = 1.125, 1, 0) + if((1,-1) = 1.1875, 1, 0) + if((2,-1) = 1.25, 1, 0) + if((2,0) = 1.3125, 1, 0) + if((2,1) = 1.375, 1, 0) + if((1,1) = 1.4375, 1, 0) + if((0,1) = 1.5, 1, 0)), if((0,0) = 1.125, (if((0,1) = 1.0625, 1, 0) + if((0,0) = 1.125, 1, 0) + if((1,0) = 1.1875, 1, 0) + if((2,0) = 1.25, 1, 0) + if((2,1) = 1.3125, 1, 0) + if((2,2) = 1.375, 1, 0) + if((1,2) = 1.4375, 1, 0) + if((0,2) = 1.5, 1, 0)), if((0,0) = 1.1875, (if((-1,1) = 1.0625, 1, 0) + if((-1,0) = 1.125, 1, 0) + if((0,0) = 1.1875, 1, 0) + if((1,0) = 1.25, 1, 0) + if((1,1) = 1.3125, 1, 0) + if((1,2) = 1.375, 1, 0) + if((0,2) = 1.4375, 1, 0) + if((-1,2) = 1.5, 1, 0)), if((0,0) = 1.25, (if((-2,1) = 1.0625, 1, 0) + if((-2,0) = 1.125, 1, 0) + if((-1,0) = 1.1875, 1, 0) + if((0,0) = 1.25, 1, 0) + if((0,1) = 1.3125, 1, 0) + if((0,2) = 1.375, 1, 0) + if((-1,2) = 1.4375, 1, 0) + if((-2,2) = 1.5, 1, 0)), if((0,0) = 1.3125, (if((-2,0) = 1.0625, 1, 0) + if((-2,-1) = 1.125, 1, 0) + if((-1,-1) = 1.1875, 1, 0) + if((0,-1) = 1.25, 1, 0) + if((0,0) = 1.3125, 1, 0) + if((0,1) = 1.375, 1, 0) + if((-1,1) = 1.4375, 1, 0) + if((-2,1) = 1.5, 1, 0)), if((0,0) = 1.375, (if((-2,-1) = 1.0625, 1, 0) + if((-2,-2) = 1.125, 1, 0) + if((-1,-2) = 1.1875, 1, 0) + if((0,-2) = 1.25, 1, 0) + if((0,-1) = 1.3125, 1, 0) + if((0,0) = 1.375, 1, 0) + if((-1,0) = 1.4375, 1, 0) + if((-2,0) = 1.5, 1, 0)), if((0,0) = 1.4375, (if((-1,-1) = 1.0625, 1, 0) + if((-1,-2) = 1.125, 1, 0) + if((0,-2) = 1.1875, 1, 0) + if((1,-2) = 1.25, 1, 0) + if((1,-1) = 1.3125, 1, 0) + if((1,0) = 1.375, 1, 0) + if((0,0) = 1.4375, 1, 0) + if((-1,0) = 1.5, 1, 0)), (if((0,-1) = 1.0625, 1, 0) + if((0,-2) = 1.125, 1, 0) + if((1,-2) = 1.1875, 1, 0) + if((2,-2) = 1.25, 1, 0) + if((2,-1) = 1.3125, 1, 0) + if((2,0) = 1.375, 1, 0) + if((1,0) = 1.4375, 1, 0) + if((0,0) = 1.5, 1, 0))))))))) = 1)), 0, if(((if(trunc((-1,0)) = 2, 1, 0) + if(trunc((-1,-1)) = 2, 1, 0) + if(trunc((0,-1)) = 2, 1, 0) + if(trunc((1,-1)) = 2, 1, 0) + if(trunc((1,0)) = 2, 1, 0) + if(trunc((1,1)) = 2, 1, 0) + if(trunc((0,1)) = 2, 1, 0) + if(trunc((-1,1)) = 2, 1, 0)) &gt; 0), 1 + 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, if(((uniform(0, 1)) &lt; #Macro(p_moving)), 1 + ((trunc(uniform(0, 8)) + 1)*0.0625), 1))), if(trunc((0,0)) = 2, if((((if((-1,0) = 1.0625, 1, 0) + if((-1,-1) = 1.125, 1, 0) + if((0,-1) = 1.1875, 1, 0) + if((1,-1) = 1.25, 1, 0) + if((1,0) = 1.3125, 1, 0) + if((1,1) = 1.375, 1, 0) + if((0,1) = 1.4375, 1, 0) + if((-1,1) = 1.5, 1, 0)) &gt;= 1) and ((uniform(0, 1)) &lt; #Macro(p_curing))), if(((if((-1,0) = 1.0625, 1, 0) + if((-1,-1) = 1.125, 1, 0) + if((0,-1) = 1.1875, 1, 0) + if((1,-1) = 1.25, 1, 0) + if((1,0) = 1.3125, 1, 0) + if((1,1) = 1.375, 1, 0) + if((0,1) = 1.4375, 1, 0) + if((-1,1) = 1.5, 1, 0)) &gt; 1), 0, if(((if(trunc((-1,0)) = 2, 1, 0) + if(trunc((-1,-1)) = 2, 1, 0) + if(trunc((0,-1)) = 2, 1, 0) + if(trunc((1,-1)) = 2, 1, 0) + if(trunc((1,0)) = 2, 1, 0) + if(trunc((1,1)) = 2, 1, 0) + if(trunc((0,1)) = 2, 1, 0) + if(trunc((-1,1)) = 2, 1, 0)) &gt; 0), 1 + 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, if(((uniform(0, 1)) &lt; #Macro(p_moving)), 1 + ((trunc(uniform(0, 8)) + 1)*0.0625), 1))), if(((uniform(0, 1)) &lt; #Macro(p_dividing)), if(((if(trunc((-1,0)) = 0, 1, 0) + if(trunc((-1,-1)) = 0, 1, 0) + if(trunc((0,-1)) = 0, 1, 0) + if(trunc((1,-1)) = 0, 1, 0) + if(trunc((1,0)) = 0, 1, 0) + if(trunc((1,1)) = 0, 1, 0) + if(trunc((0,1)) = 0, 1, 0) + if(trunc((-1,1)) = 0, 1, 0)) = 0), 3, 2 + ((trunc(uniform(0, 8)) + 1)*0.0625)), 2)), if(trunc((0,0)) = 3, if((((if(trunc((-1,0)) = 2, 1, 0) + if(trunc((-1,-1)) = 2, 1, 0) + if(trunc((0,-1)) = 2, 1, 0) + if(trunc((1,-1)) = 2, 1, 0) + if(trunc((1,0)) = 2, 1, 0) + if(trunc((1,1)) = 2, 1, 0) + if(trunc((0,1)) = 2, 1, 0) + if(trunc((-1,1)) = 2, 1, 0)) = 0) and ((uniform(0, 1)) &lt; #Macro(p_dying))), 4, 3), if(trunc((0,0)) = 4, 4, (0,0)))))) } #Macro(d) { t }">
            <text:p>rule : { if(trunc((0,0)) = 0, if(((if((-1,0) = 1.0625, 1, 0) + if((-1,-1) = 1.125, 1, 0) + if((0,-1) = 1.1875, 1, 0) + if((1,-1) = 1.25, 1, 0) + if((1,0) = 1.3125, 1, 0) + if((1,1) = 1.375, 1, 0) + if((0,1) = 1.4375, 1, 0) + if((-1,1) = 1.5, 1, 0))=1), if(((if(trunc((-1,0)) = 2, 1, 0) + if(trunc((-1,-1)) = 2, 1, 0) + if(trunc((0,-1)) = 2, 1, 0) + if(trunc((1,-1)) = 2, 1, 0) + if(trunc((1,0)) = 2, 1, 0) + if(trunc((1,1)) = 2, 1, 0) + if(trunc((0,1)) = 2, 1, 0) + if(trunc((-1,1)) = 2, 1, 0)) &gt; 0), 1 + 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, if(((uniform(0, 1)) &lt; #Macro(p_moving)), 1 + ((trunc(uniform(0, 8)) + 1)*0.0625), 1)), if(((if((-1,0) = 2.0625, 1, 0) + if((-1,-1) = 2.125, 1, 0) + if((0,-1) = 2.1875, 1, 0) + if((1,-1) = 2.25, 1, 0) + if((1,0) = 2.3125, 1, 0) + if((1,1) = 2.375, 1, 0) + if((0,1) = 2.4375, 1, 0) + if((-1,1) = 2.5, 1, 0)) &gt; 0), if(((uniform(0, 1)) &lt; #Macro(p_dividing)), if(((if(trunc((-1,0)) = 0, 1, 0) + if(trunc((-1,-1)) = 0, 1, 0) + if(trunc((0,-1)) = 0, 1, 0) + if(trunc((1,-1)) = 0, 1, 0) + if(trunc((1,0)) = 0, 1, 0) + if(trunc((1,1)) = 0, 1, 0) + if(trunc((0,1)) = 0, 1, 0) + if(trunc((-1,1)) = 0, 1, 0)) = 0), 3, 2 + ((trunc(uniform(0, 8)) + 1)*0.0625)), 2), if((((if(trunc((-1,0)) = 0, 1, 0) + if(trunc((-1,-1)) = 0, 1, 0) + if(trunc((0,-1)) = 0, 1, 0) + if(trunc((1,-1)) = 0, 1, 0) + if(trunc((1,0)) = 0, 1, 0) + if(trunc((1,1)) = 0, 1, 0) + if(trunc((0,1)) = 0, 1, 0) + if(trunc((-1,1)) = 0, 1, 0)) = 8) and ((uniform(0, 1)) &lt; #Macro(p_resisting))), if(((if(trunc((-1,0)) = 2, 1, 0) + if(trunc((-1,-1)) = 2, 1, 0) + if(trunc((0,-1)) = 2, 1, 0) + if(trunc((1,-1)) = 2, 1, 0) + if(trunc((1,0)) = 2, 1, 0) + if(trunc((1,1)) = 2, 1, 0) + if(trunc((0,1)) = 2, 1, 0) + if(trunc((-1,1)) = 2, 1, 0)) &gt; 0), 1 + 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, if(((uniform(0, 1)) &lt; #Macro(p_moving)), 1 + ((trunc(uniform(0, 8)) + 1)*0.0625), 1)), 0))), if(trunc((0,0)) = 1, if((((remainder((0,0), 1)*16) != 0) and ((trunc(if((0,0) = 1.0625, (1,0), if((0,0) = 1.125, (1,1), if((0,0) = 1.1875, (0,1), if((0,0) = 1.25, (-1,1), if((0,0) = 1.3125, (-1,0), if((0,0) = 1.375, (-1,-1), if((0,0) = 1.4375, (0,-1), (1,-1))))))))) = 0) or (trunc(if((0,0) = 1.0625, (1,0), if((0,0) = 1.125, (1,1), if((0,0) = 1.1875, (0,1), if((0,0) = 1.25, (-1,1), if((0,0) = 1.3125, (-1,0), if((0,0) = 1.375, (-1,-1), if((0,0) = 1.4375, (0,-1), (1,-1))))))))) = 2)) and (if((0,0) = 1.0625, (if((0,0) = 1.0625, 1, 0) + if((0,-1) = 1.125, 1, 0) + if((1,-1) = 1.1875, 1, 0) + if((2,-1) = 1.25, 1, 0) + if((2,0) = 1.3125, 1, 0) + if((2,1) = 1.375, 1, 0) + if((1,1) = 1.4375, 1, 0) + if((0,1) = 1.5, 1, 0)), if((0,0) = 1.125, (if((0,1) = 1.0625, 1, 0) + if((0,0) = 1.125, 1, 0) + if((1,0) = 1.1875, 1, 0) + if((2,0) = 1.25, 1, 0) + if((2,1) = 1.3125, 1, 0) + if((2,2) = 1.375, 1, 0) + if((1,2) = 1.4375, 1, 0) + if((0,2) = 1.5, 1, 0)), if((0,0) = 1.1875, (if((-1,1) = 1.0625, 1, 0) + if((-1,0) = 1.125, 1, 0) + if((0,0) = 1.1875, 1, 0) + if((1,0) = 1.25, 1, 0) + if((1,1) = 1.3125, 1, 0) + if((1,2) = 1.375, 1, 0) + if((0,2) = 1.4375, 1, 0) + if((-1,2) = 1.5, 1, 0)), if((0,0) = 1.25, (if((-2,1) = 1.0625, 1, 0) + if((-2,0) = 1.125, 1, 0) + if((-1,0) = 1.1875, 1, 0) + if((0,0) = 1.25, 1, 0) + if((0,1) = 1.3125, 1, 0) + if((0,2) = 1.375, 1, 0) + if((-1,2) = 1.4375, 1, 0) + if((-2,2) = 1.5, 1, 0)), if((0,0) = 1.3125, (if((-2,0) = 1.0625, 1, 0) + if((-2,-1) = 1.125, 1, 0) + if((-1,-1) = 1.1875, 1, 0) + if((0,-1) = 1.25, 1, 0) + if((0,0) = 1.3125, 1, 0) + if((0,1) = 1.375, 1, 0) + if((-1,1) = 1.4375, 1, 0) + if((-2,1) = 1.5, 1, 0)), if((0,0) = 1.375, (if((-2,-1) = 1.0625, 1, 0) + if((-2,-2) = 1.125, 1, 0) + if((-1,-2) = 1.1875, 1, 0) + if((0,-2) = 1.25, 1, 0) + if((0,-1) = 1.3125, 1, 0) + if((0,0) = 1.375, 1, 0) + if((-1,0) = 1.4375, 1, 0) + if((-2,0) = 1.5, 1, 0)), if((0,0) = 1.4375, (if((-1,-1) = 1.0625, 1, 0) + if((-1,-2) = 1.125, 1, 0) + if((0,-2) = 1.1875, 1, 0) + if((1,-2) = 1.25, 1, 0) + if((1,-1) = 1.3125, 1, 0) + if((1,0) = 1.375, 1, 0) + if((0,0) = 1.4375, 1, 0) + if((-1,0) = 1.5, 1, 0)), (if((0,-1) = 1.0625, 1, 0) + if((0,-2) = 1.125, 1, 0) + if((1,-2) = 1.1875, 1, 0) + if((2,-2) = 1.25, 1, 0) + if((2,-1) = 1.3125, 1, 0) + if((2,0) = 1.375, 1, 0) + if((1,0) = 1.4375, 1, 0) + if((0,0) = 1.5, 1, 0))))))))) = 1)), 0, if(((if(trunc((-1,0)) = 2, 1, 0) + if(trunc((-1,-1)) = 2, 1, 0) + if(trunc((0,-1)) = 2, 1, 0) + if(trunc((1,-1)) = 2, 1, 0) + if(trunc((1,0)) = 2, 1, 0) + if(trunc((1,1)) = 2, 1, 0) + if(trunc((0,1)) = 2, 1, 0) + if(trunc((-1,1)) = 2, 1, 0)) &gt; 0), 1 + 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, if(((uniform(0, 1)) &lt; #Macro(p_moving)), 1 + ((trunc(uniform(0, 8)) + 1)*0.0625), 1))), if(trunc((0,0)) = 2, if((((if((-1,0) = 1.0625, 1, 0) + if((-1,-1) = 1.125, 1, 0) + if((0,-1) = 1.1875, 1, 0) + if((1,-1) = 1.25, 1, 0) + if((1,0) = 1.3125, 1, 0) + if((1,1) = 1.375, 1, 0) + if((0,1) = 1.4375, 1, 0) + if((-1,1) = 1.5, 1, 0)) &gt;= 1) and ((uniform(0, 1)) &lt; #Macro(p_curing))), if(((if((-1,0) = 1.0625, 1, 0) + if((-1,-1) = 1.125, 1, 0) + if((0,-1) = 1.1875, 1, 0) + if((1,-1) = 1.25, 1, 0) + if((1,0) = 1.3125, 1, 0) + if((1,1) = 1.375, 1, 0) + if((0,1) = 1.4375, 1, 0) + if((-1,1) = 1.5, 1, 0)) &gt; 1), 0, if(((if(trunc((-1,0)) = 2, 1, 0) + if(trunc((-1,-1)) = 2, 1, 0) + if(trunc((0,-1)) = 2, 1, 0) + if(trunc((1,-1)) = 2, 1, 0) + if(trunc((1,0)) = 2, 1, 0) + if(trunc((1,1)) = 2, 1, 0) + if(trunc((0,1)) = 2, 1, 0) + if(trunc((-1,1)) = 2, 1, 0)) &gt; 0), 1 + 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, if(((uniform(0, 1)) &lt; #Macro(p_moving)), 1 + ((trunc(uniform(0, 8)) + 1)*0.0625), 1))), if(((uniform(0, 1)) &lt; #Macro(p_dividing)), if(((if(trunc((-1,0)) = 0, 1, 0) + if(trunc((-1,-1)) = 0, 1, 0) + if(trunc((0,-1)) = 0, 1, 0) + if(trunc((1,-1)) = 0, 1, 0) + if(trunc((1,0)) = 0, 1, 0) + if(trunc((1,1)) = 0, 1, 0) + if(trunc((0,1)) = 0, 1, 0) + if(trunc((-1,1)) = 0, 1, 0)) = 0), 3, 2 + ((trunc(uniform(0, 8)) + 1)*0.0625)), 2)), if(trunc((0,0)) = 3, if((((if(trunc((-1,0)) = 2, 1, 0) + if(trunc((-1,-1)) = 2, 1, 0) + if(trunc((0,-1)) = 2, 1, 0) + if(trunc((1,-1)) = 2, 1, 0) + if(trunc((1,0)) = 2, 1, 0) + if(trunc((1,1)) = 2, 1, 0) + if(trunc((0,1)) = 2, 1, 0) + if(trunc((-1,1)) = 2, 1, 0)) = 0) and ((uniform(0, 1)) &lt; #Macro(p_dying))), 4, 3), if(trunc((0,0)) = 4, 4, (0,0)))))) } #Macro(d) { t }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Default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Default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Default" table:number-columns-repeated="2"/>
        </table:table-row>
        <table:table-row table:style-name="ro2" table:number-rows-repeated="8">
          <table:table-cell table:number-columns-repeated="2"/>
        </table:table-row>
        <table:table-row table:style-name="ro2">
          <table:table-cell table:style-name="Default" table:number-columns-repeated="2"/>
        </table:table-row>
        <table:table-row table:style-name="ro2" table:number-rows-repeated="6551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Parameter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6"/>
        <table:table-row table:style-name="ro3">
          <table:table-cell office:value-type="string">
            <text:p>d</text:p>
          </table:table-cell>
          <table:table-cell office:value-type="string">
            <text:p>#Macro(d)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office:value-type="string">
            <text:p>p_resisting</text:p>
          </table:table-cell>
          <table:table-cell office:value-type="string">
            <text:p>#Macro(p_resisting)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office:value-type="string">
            <text:p>p_moving</text:p>
          </table:table-cell>
          <table:table-cell office:value-type="string">
            <text:p>#Macro(p_moving)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office:value-type="string">
            <text:p>p_curing</text:p>
          </table:table-cell>
          <table:table-cell office:value-type="string">
            <text:p>#Macro(p_curing)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office:value-type="string">
            <text:p>p_dividing</text:p>
          </table:table-cell>
          <table:table-cell office:value-type="string">
            <text:p>#Macro(p_dividing)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office:value-type="string">
            <text:p>p_dying</text:p>
          </table:table-cell>
          <table:table-cell office:value-type="string">
            <text:p>#Macro(p_dying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5"/>
          <table:table-cell table:style-name="ce7"/>
        </table:table-row>
        <table:table-row table:style-name="ro2" table:number-rows-repeated="2">
          <table:table-cell table:style-name="Default" table:number-columns-repeated="2"/>
        </table:table-row>
        <table:table-row table:style-name="ro2" table:number-rows-repeated="6552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DEVS_Cell_Valu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6"/>
        <table:table-row table:style-name="ro3">
          <table:table-cell office:value-type="string">
            <text:p>normal</text:p>
          </table:table-cell>
          <table:table-cell office:value-type="string">
            <text:p>0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office:value-type="string">
            <text:p>immunity</text:p>
          </table:table-cell>
          <table:table-cell office:value-type="string">
            <text:p>1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office:value-type="string">
            <text:p>proliferative</text:p>
          </table:table-cell>
          <table:table-cell office:value-type="string">
            <text:p>2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office:value-type="string">
            <text:p>dormant</text:p>
          </table:table-cell>
          <table:table-cell office:value-type="string">
            <text:p>3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office:value-type="string">
            <text:p>necro</text:p>
          </table:table-cell>
          <table:table-cell office:value-type="string">
            <text:p>4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table:style-name="ce5" office:value-type="string">
            <text:p>tau(s) = if(type(&lt;0, 0&gt;) = normal, tau_normal, if(type(&lt;0, 0&gt;) = immunity, tau_immunity, if(type(&lt;0, 0&gt;) = proliferative, tau_proliferative, if(type(&lt;0, 0&gt;) = dormant, tau_dormant, if(type(&lt;0, 0&gt;) = necro, tau_necro, s(&lt;0,0&gt;))))))</text:p>
          </table:table-cell>
          <table:table-cell table:style-name="ce7" table:formula="oooc:=CONCATENATE(&quot;if(&quot;;[Primitive_Functions.B1];&quot; = &quot;;[DEVS_Cell_Values.B1];&quot;, &quot;;[Normal_Cells.B1];&quot;, if(&quot;;[Primitive_Functions.B1];&quot; = &quot;;[DEVS_Cell_Values.B3];&quot;, &quot;;[Immunity_Cells.B1];&quot;, if(&quot;;[Primitive_Functions.B1];&quot; = &quot;;[DEVS_Cell_Values.B5];&quot;, &quot;;[Proliferative_Cells.B1];&quot;, if(&quot;;[Primitive_Functions.B1];&quot; = &quot;;[DEVS_Cell_Values.B7];&quot;, &quot;;[Dormant_Cells.B1];&quot;, if(&quot;;[Primitive_Functions.B1];&quot; = &quot;;[DEVS_Cell_Values.B9];&quot;, &quot;;[Necro_Cells.B1];&quot;, &quot;;&quot;(0,0))))))&quot;)" office:value-type="string" office:string-value="if(trunc((0,0)) = 0, if(((if((-1,0) = 1.0625, 1, 0) + if((-1,-1) = 1.125, 1, 0) + if((0,-1) = 1.1875, 1, 0) + if((1,-1) = 1.25, 1, 0) + if((1,0) = 1.3125, 1, 0) + if((1,1) = 1.375, 1, 0) + if((0,1) = 1.4375, 1, 0) + if((-1,1) = 1.5, 1, 0))=1), if(((if(trunc((-1,0)) = 2, 1, 0) + if(trunc((-1,-1)) = 2, 1, 0) + if(trunc((0,-1)) = 2, 1, 0) + if(trunc((1,-1)) = 2, 1, 0) + if(trunc((1,0)) = 2, 1, 0) + if(trunc((1,1)) = 2, 1, 0) + if(trunc((0,1)) = 2, 1, 0) + if(trunc((-1,1)) = 2, 1, 0)) &gt; 0), 1 + 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, if(((uniform(0, 1)) &lt; #Macro(p_moving)), 1 + ((trunc(uniform(0, 8)) + 1)*0.0625), 1)), if(((if((-1,0) = 2.0625, 1, 0) + if((-1,-1) = 2.125, 1, 0) + if((0,-1) = 2.1875, 1, 0) + if((1,-1) = 2.25, 1, 0) + if((1,0) = 2.3125, 1, 0) + if((1,1) = 2.375, 1, 0) + if((0,1) = 2.4375, 1, 0) + if((-1,1) = 2.5, 1, 0)) &gt; 0), if(((uniform(0, 1)) &lt; #Macro(p_dividing)), if(((if(trunc((-1,0)) = 0, 1, 0) + if(trunc((-1,-1)) = 0, 1, 0) + if(trunc((0,-1)) = 0, 1, 0) + if(trunc((1,-1)) = 0, 1, 0) + if(trunc((1,0)) = 0, 1, 0) + if(trunc((1,1)) = 0, 1, 0) + if(trunc((0,1)) = 0, 1, 0) + if(trunc((-1,1)) = 0, 1, 0)) = 0), 3, 2 + ((trunc(uniform(0, 8)) + 1)*0.0625)), 2), if((((if(trunc((-1,0)) = 0, 1, 0) + if(trunc((-1,-1)) = 0, 1, 0) + if(trunc((0,-1)) = 0, 1, 0) + if(trunc((1,-1)) = 0, 1, 0) + if(trunc((1,0)) = 0, 1, 0) + if(trunc((1,1)) = 0, 1, 0) + if(trunc((0,1)) = 0, 1, 0) + if(trunc((-1,1)) = 0, 1, 0)) = 8) and ((uniform(0, 1)) &lt; #Macro(p_resisting))), if(((if(trunc((-1,0)) = 2, 1, 0) + if(trunc((-1,-1)) = 2, 1, 0) + if(trunc((0,-1)) = 2, 1, 0) + if(trunc((1,-1)) = 2, 1, 0) + if(trunc((1,0)) = 2, 1, 0) + if(trunc((1,1)) = 2, 1, 0) + if(trunc((0,1)) = 2, 1, 0) + if(trunc((-1,1)) = 2, 1, 0)) &gt; 0), 1 + 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, if(((uniform(0, 1)) &lt; #Macro(p_moving)), 1 + ((trunc(uniform(0, 8)) + 1)*0.0625), 1)), 0))), if(trunc((0,0)) = 1, if((((remainder((0,0), 1)*16) != 0) and ((trunc(if((0,0) = 1.0625, (1,0), if((0,0) = 1.125, (1,1), if((0,0) = 1.1875, (0,1), if((0,0) = 1.25, (-1,1), if((0,0) = 1.3125, (-1,0), if((0,0) = 1.375, (-1,-1), if((0,0) = 1.4375, (0,-1), (1,-1))))))))) = 0) or (trunc(if((0,0) = 1.0625, (1,0), if((0,0) = 1.125, (1,1), if((0,0) = 1.1875, (0,1), if((0,0) = 1.25, (-1,1), if((0,0) = 1.3125, (-1,0), if((0,0) = 1.375, (-1,-1), if((0,0) = 1.4375, (0,-1), (1,-1))))))))) = 2)) and (if((0,0) = 1.0625, (if((0,0) = 1.0625, 1, 0) + if((0,-1) = 1.125, 1, 0) + if((1,-1) = 1.1875, 1, 0) + if((2,-1) = 1.25, 1, 0) + if((2,0) = 1.3125, 1, 0) + if((2,1) = 1.375, 1, 0) + if((1,1) = 1.4375, 1, 0) + if((0,1) = 1.5, 1, 0)), if((0,0) = 1.125, (if((0,1) = 1.0625, 1, 0) + if((0,0) = 1.125, 1, 0) + if((1,0) = 1.1875, 1, 0) + if((2,0) = 1.25, 1, 0) + if((2,1) = 1.3125, 1, 0) + if((2,2) = 1.375, 1, 0) + if((1,2) = 1.4375, 1, 0) + if((0,2) = 1.5, 1, 0)), if((0,0) = 1.1875, (if((-1,1) = 1.0625, 1, 0) + if((-1,0) = 1.125, 1, 0) + if((0,0) = 1.1875, 1, 0) + if((1,0) = 1.25, 1, 0) + if((1,1) = 1.3125, 1, 0) + if((1,2) = 1.375, 1, 0) + if((0,2) = 1.4375, 1, 0) + if((-1,2) = 1.5, 1, 0)), if((0,0) = 1.25, (if((-2,1) = 1.0625, 1, 0) + if((-2,0) = 1.125, 1, 0) + if((-1,0) = 1.1875, 1, 0) + if((0,0) = 1.25, 1, 0) + if((0,1) = 1.3125, 1, 0) + if((0,2) = 1.375, 1, 0) + if((-1,2) = 1.4375, 1, 0) + if((-2,2) = 1.5, 1, 0)), if((0,0) = 1.3125, (if((-2,0) = 1.0625, 1, 0) + if((-2,-1) = 1.125, 1, 0) + if((-1,-1) = 1.1875, 1, 0) + if((0,-1) = 1.25, 1, 0) + if((0,0) = 1.3125, 1, 0) + if((0,1) = 1.375, 1, 0) + if((-1,1) = 1.4375, 1, 0) + if((-2,1) = 1.5, 1, 0)), if((0,0) = 1.375, (if((-2,-1) = 1.0625, 1, 0) + if((-2,-2) = 1.125, 1, 0) + if((-1,-2) = 1.1875, 1, 0) + if((0,-2) = 1.25, 1, 0) + if((0,-1) = 1.3125, 1, 0) + if((0,0) = 1.375, 1, 0) + if((-1,0) = 1.4375, 1, 0) + if((-2,0) = 1.5, 1, 0)), if((0,0) = 1.4375, (if((-1,-1) = 1.0625, 1, 0) + if((-1,-2) = 1.125, 1, 0) + if((0,-2) = 1.1875, 1, 0) + if((1,-2) = 1.25, 1, 0) + if((1,-1) = 1.3125, 1, 0) + if((1,0) = 1.375, 1, 0) + if((0,0) = 1.4375, 1, 0) + if((-1,0) = 1.5, 1, 0)), (if((0,-1) = 1.0625, 1, 0) + if((0,-2) = 1.125, 1, 0) + if((1,-2) = 1.1875, 1, 0) + if((2,-2) = 1.25, 1, 0) + if((2,-1) = 1.3125, 1, 0) + if((2,0) = 1.375, 1, 0) + if((1,0) = 1.4375, 1, 0) + if((0,0) = 1.5, 1, 0))))))))) = 1)), 0, if(((if(trunc((-1,0)) = 2, 1, 0) + if(trunc((-1,-1)) = 2, 1, 0) + if(trunc((0,-1)) = 2, 1, 0) + if(trunc((1,-1)) = 2, 1, 0) + if(trunc((1,0)) = 2, 1, 0) + if(trunc((1,1)) = 2, 1, 0) + if(trunc((0,1)) = 2, 1, 0) + if(trunc((-1,1)) = 2, 1, 0)) &gt; 0), 1 + 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, if(((uniform(0, 1)) &lt; #Macro(p_moving)), 1 + ((trunc(uniform(0, 8)) + 1)*0.0625), 1))), if(trunc((0,0)) = 2, if((((if((-1,0) = 1.0625, 1, 0) + if((-1,-1) = 1.125, 1, 0) + if((0,-1) = 1.1875, 1, 0) + if((1,-1) = 1.25, 1, 0) + if((1,0) = 1.3125, 1, 0) + if((1,1) = 1.375, 1, 0) + if((0,1) = 1.4375, 1, 0) + if((-1,1) = 1.5, 1, 0)) &gt;= 1) and ((uniform(0, 1)) &lt; #Macro(p_curing))), if(((if((-1,0) = 1.0625, 1, 0) + if((-1,-1) = 1.125, 1, 0) + if((0,-1) = 1.1875, 1, 0) + if((1,-1) = 1.25, 1, 0) + if((1,0) = 1.3125, 1, 0) + if((1,1) = 1.375, 1, 0) + if((0,1) = 1.4375, 1, 0) + if((-1,1) = 1.5, 1, 0)) &gt; 1), 0, if(((if(trunc((-1,0)) = 2, 1, 0) + if(trunc((-1,-1)) = 2, 1, 0) + if(trunc((0,-1)) = 2, 1, 0) + if(trunc((1,-1)) = 2, 1, 0) + if(trunc((1,0)) = 2, 1, 0) + if(trunc((1,1)) = 2, 1, 0) + if(trunc((0,1)) = 2, 1, 0) + if(trunc((-1,1)) = 2, 1, 0)) &gt; 0), 1 + 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, if(((uniform(0, 1)) &lt; #Macro(p_moving)), 1 + ((trunc(uniform(0, 8)) + 1)*0.0625), 1))), if(((uniform(0, 1)) &lt; #Macro(p_dividing)), if(((if(trunc((-1,0)) = 0, 1, 0) + if(trunc((-1,-1)) = 0, 1, 0) + if(trunc((0,-1)) = 0, 1, 0) + if(trunc((1,-1)) = 0, 1, 0) + if(trunc((1,0)) = 0, 1, 0) + if(trunc((1,1)) = 0, 1, 0) + if(trunc((0,1)) = 0, 1, 0) + if(trunc((-1,1)) = 0, 1, 0)) = 0), 3, 2 + ((trunc(uniform(0, 8)) + 1)*0.0625)), 2)), if(trunc((0,0)) = 3, if((((if(trunc((-1,0)) = 2, 1, 0) + if(trunc((-1,-1)) = 2, 1, 0) + if(trunc((0,-1)) = 2, 1, 0) + if(trunc((1,-1)) = 2, 1, 0) + if(trunc((1,0)) = 2, 1, 0) + if(trunc((1,1)) = 2, 1, 0) + if(trunc((0,1)) = 2, 1, 0) + if(trunc((-1,1)) = 2, 1, 0)) = 0) and ((uniform(0, 1)) &lt; #Macro(p_dying))), 4, 3), if(trunc((0,0)) = 4, 4, (0,0))))))">
            <text:p>if(trunc((0,0)) = 0, if(((if((-1,0) = 1.0625, 1, 0) + if((-1,-1) = 1.125, 1, 0) + if((0,-1) = 1.1875, 1, 0) + if((1,-1) = 1.25, 1, 0) + if((1,0) = 1.3125, 1, 0) + if((1,1) = 1.375, 1, 0) + if((0,1) = 1.4375, 1, 0) + if((-1,1) = 1.5, 1, 0))=1), if(((if(trunc((-1,0)) = 2, 1, 0) + if(trunc((-1,-1)) = 2, 1, 0) + if(trunc((0,-1)) = 2, 1, 0) + if(trunc((1,-1)) = 2, 1, 0) + if(trunc((1,0)) = 2, 1, 0) + if(trunc((1,1)) = 2, 1, 0) + if(trunc((0,1)) = 2, 1, 0) + if(trunc((-1,1)) = 2, 1, 0)) &gt; 0), 1 + 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, if(((uniform(0, 1)) &lt; #Macro(p_moving)), 1 + ((trunc(uniform(0, 8)) + 1)*0.0625), 1)), if(((if((-1,0) = 2.0625, 1, 0) + if((-1,-1) = 2.125, 1, 0) + if((0,-1) = 2.1875, 1, 0) + if((1,-1) = 2.25, 1, 0) + if((1,0) = 2.3125, 1, 0) + if((1,1) = 2.375, 1, 0) + if((0,1) = 2.4375, 1, 0) + if((-1,1) = 2.5, 1, 0)) &gt; 0), if(((uniform(0, 1)) &lt; #Macro(p_dividing)), if(((if(trunc((-1,0)) = 0, 1, 0) + if(trunc((-1,-1)) = 0, 1, 0) + if(trunc((0,-1)) = 0, 1, 0) + if(trunc((1,-1)) = 0, 1, 0) + if(trunc((1,0)) = 0, 1, 0) + if(trunc((1,1)) = 0, 1, 0) + if(trunc((0,1)) = 0, 1, 0) + if(trunc((-1,1)) = 0, 1, 0)) = 0), 3, 2 + ((trunc(uniform(0, 8)) + 1)*0.0625)), 2), if((((if(trunc((-1,0)) = 0, 1, 0) + if(trunc((-1,-1)) = 0, 1, 0) + if(trunc((0,-1)) = 0, 1, 0) + if(trunc((1,-1)) = 0, 1, 0) + if(trunc((1,0)) = 0, 1, 0) + if(trunc((1,1)) = 0, 1, 0) + if(trunc((0,1)) = 0, 1, 0) + if(trunc((-1,1)) = 0, 1, 0)) = 8) and ((uniform(0, 1)) &lt; #Macro(p_resisting))), if(((if(trunc((-1,0)) = 2, 1, 0) + if(trunc((-1,-1)) = 2, 1, 0) + if(trunc((0,-1)) = 2, 1, 0) + if(trunc((1,-1)) = 2, 1, 0) + if(trunc((1,0)) = 2, 1, 0) + if(trunc((1,1)) = 2, 1, 0) + if(trunc((0,1)) = 2, 1, 0) + if(trunc((-1,1)) = 2, 1, 0)) &gt; 0), 1 + 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, if(((uniform(0, 1)) &lt; #Macro(p_moving)), 1 + ((trunc(uniform(0, 8)) + 1)*0.0625), 1)), 0))), if(trunc((0,0)) = 1, if((((remainder((0,0), 1)*16) != 0) and ((trunc(if((0,0) = 1.0625, (1,0), if((0,0) = 1.125, (1,1), if((0,0) = 1.1875, (0,1), if((0,0) = 1.25, (-1,1), if((0,0) = 1.3125, (-1,0), if((0,0) = 1.375, (-1,-1), if((0,0) = 1.4375, (0,-1), (1,-1))))))))) = 0) or (trunc(if((0,0) = 1.0625, (1,0), if((0,0) = 1.125, (1,1), if((0,0) = 1.1875, (0,1), if((0,0) = 1.25, (-1,1), if((0,0) = 1.3125, (-1,0), if((0,0) = 1.375, (-1,-1), if((0,0) = 1.4375, (0,-1), (1,-1))))))))) = 2)) and (if((0,0) = 1.0625, (if((0,0) = 1.0625, 1, 0) + if((0,-1) = 1.125, 1, 0) + if((1,-1) = 1.1875, 1, 0) + if((2,-1) = 1.25, 1, 0) + if((2,0) = 1.3125, 1, 0) + if((2,1) = 1.375, 1, 0) + if((1,1) = 1.4375, 1, 0) + if((0,1) = 1.5, 1, 0)), if((0,0) = 1.125, (if((0,1) = 1.0625, 1, 0) + if((0,0) = 1.125, 1, 0) + if((1,0) = 1.1875, 1, 0) + if((2,0) = 1.25, 1, 0) + if((2,1) = 1.3125, 1, 0) + if((2,2) = 1.375, 1, 0) + if((1,2) = 1.4375, 1, 0) + if((0,2) = 1.5, 1, 0)), if((0,0) = 1.1875, (if((-1,1) = 1.0625, 1, 0) + if((-1,0) = 1.125, 1, 0) + if((0,0) = 1.1875, 1, 0) + if((1,0) = 1.25, 1, 0) + if((1,1) = 1.3125, 1, 0) + if((1,2) = 1.375, 1, 0) + if((0,2) = 1.4375, 1, 0) + if((-1,2) = 1.5, 1, 0)), if((0,0) = 1.25, (if((-2,1) = 1.0625, 1, 0) + if((-2,0) = 1.125, 1, 0) + if((-1,0) = 1.1875, 1, 0) + if((0,0) = 1.25, 1, 0) + if((0,1) = 1.3125, 1, 0) + if((0,2) = 1.375, 1, 0) + if((-1,2) = 1.4375, 1, 0) + if((-2,2) = 1.5, 1, 0)), if((0,0) = 1.3125, (if((-2,0) = 1.0625, 1, 0) + if((-2,-1) = 1.125, 1, 0) + if((-1,-1) = 1.1875, 1, 0) + if((0,-1) = 1.25, 1, 0) + if((0,0) = 1.3125, 1, 0) + if((0,1) = 1.375, 1, 0) + if((-1,1) = 1.4375, 1, 0) + if((-2,1) = 1.5, 1, 0)), if((0,0) = 1.375, (if((-2,-1) = 1.0625, 1, 0) + if((-2,-2) = 1.125, 1, 0) + if((-1,-2) = 1.1875, 1, 0) + if((0,-2) = 1.25, 1, 0) + if((0,-1) = 1.3125, 1, 0) + if((0,0) = 1.375, 1, 0) + if((-1,0) = 1.4375, 1, 0) + if((-2,0) = 1.5, 1, 0)), if((0,0) = 1.4375, (if((-1,-1) = 1.0625, 1, 0) + if((-1,-2) = 1.125, 1, 0) + if((0,-2) = 1.1875, 1, 0) + if((1,-2) = 1.25, 1, 0) + if((1,-1) = 1.3125, 1, 0) + if((1,0) = 1.375, 1, 0) + if((0,0) = 1.4375, 1, 0) + if((-1,0) = 1.5, 1, 0)), (if((0,-1) = 1.0625, 1, 0) + if((0,-2) = 1.125, 1, 0) + if((1,-2) = 1.1875, 1, 0) + if((2,-2) = 1.25, 1, 0) + if((2,-1) = 1.3125, 1, 0) + if((2,0) = 1.375, 1, 0) + if((1,0) = 1.4375, 1, 0) + if((0,0) = 1.5, 1, 0))))))))) = 1)), 0, if(((if(trunc((-1,0)) = 2, 1, 0) + if(trunc((-1,-1)) = 2, 1, 0) + if(trunc((0,-1)) = 2, 1, 0) + if(trunc((1,-1)) = 2, 1, 0) + if(trunc((1,0)) = 2, 1, 0) + if(trunc((1,1)) = 2, 1, 0) + if(trunc((0,1)) = 2, 1, 0) + if(trunc((-1,1)) = 2, 1, 0)) &gt; 0), 1 + 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, if(((uniform(0, 1)) &lt; #Macro(p_moving)), 1 + ((trunc(uniform(0, 8)) + 1)*0.0625), 1))), if(trunc((0,0)) = 2, if((((if((-1,0) = 1.0625, 1, 0) + if((-1,-1) = 1.125, 1, 0) + if((0,-1) = 1.1875, 1, 0) + if((1,-1) = 1.25, 1, 0) + if((1,0) = 1.3125, 1, 0) + if((1,1) = 1.375, 1, 0) + if((0,1) = 1.4375, 1, 0) + if((-1,1) = 1.5, 1, 0)) &gt;= 1) and ((uniform(0, 1)) &lt; #Macro(p_curing))), if(((if((-1,0) = 1.0625, 1, 0) + if((-1,-1) = 1.125, 1, 0) + if((0,-1) = 1.1875, 1, 0) + if((1,-1) = 1.25, 1, 0) + if((1,0) = 1.3125, 1, 0) + if((1,1) = 1.375, 1, 0) + if((0,1) = 1.4375, 1, 0) + if((-1,1) = 1.5, 1, 0)) &gt; 1), 0, if(((if(trunc((-1,0)) = 2, 1, 0) + if(trunc((-1,-1)) = 2, 1, 0) + if(trunc((0,-1)) = 2, 1, 0) + if(trunc((1,-1)) = 2, 1, 0) + if(trunc((1,0)) = 2, 1, 0) + if(trunc((1,1)) = 2, 1, 0) + if(trunc((0,1)) = 2, 1, 0) + if(trunc((-1,1)) = 2, 1, 0)) &gt; 0), 1 + 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, if(((uniform(0, 1)) &lt; #Macro(p_moving)), 1 + ((trunc(uniform(0, 8)) + 1)*0.0625), 1))), if(((uniform(0, 1)) &lt; #Macro(p_dividing)), if(((if(trunc((-1,0)) = 0, 1, 0) + if(trunc((-1,-1)) = 0, 1, 0) + if(trunc((0,-1)) = 0, 1, 0) + if(trunc((1,-1)) = 0, 1, 0) + if(trunc((1,0)) = 0, 1, 0) + if(trunc((1,1)) = 0, 1, 0) + if(trunc((0,1)) = 0, 1, 0) + if(trunc((-1,1)) = 0, 1, 0)) = 0), 3, 2 + ((trunc(uniform(0, 8)) + 1)*0.0625)), 2)), if(trunc((0,0)) = 3, if((((if(trunc((-1,0)) = 2, 1, 0) + if(trunc((-1,-1)) = 2, 1, 0) + if(trunc((0,-1)) = 2, 1, 0) + if(trunc((1,-1)) = 2, 1, 0) + if(trunc((1,0)) = 2, 1, 0) + if(trunc((1,1)) = 2, 1, 0) + if(trunc((0,1)) = 2, 1, 0) + if(trunc((-1,1)) = 2, 1, 0)) = 0) and ((uniform(0, 1)) &lt; #Macro(p_dying))), 4, 3), if(trunc((0,0)) = 4, 4, (0,0))))))</text:p>
          </table:table-cell>
        </table:table-row>
        <table:table-row table:style-name="ro2" table:number-rows-repeated="4">
          <table:table-cell table:style-name="Default" table:number-columns-repeated="2"/>
        </table:table-row>
        <table:table-row table:style-name="ro2" table:number-rows-repeated="6552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Primitive_Functions" table:style-name="ta1" table:print="false">
        <office:forms form:automatic-focus="false" form:apply-design-mode="false"/>
        <table:table-column table:style-name="co6" table:default-cell-style-name="ce1"/>
        <table:table-column table:style-name="co7" table:default-cell-style-name="ce3"/>
        <table:table-column table:style-name="co3" table:number-columns-repeated="2" table:default-cell-style-name="Default"/>
        <table:table-row table:style-name="ro3">
          <table:table-cell office:value-type="string">
            <text:p>type(&lt;0, 0&gt;)</text:p>
          </table:table-cell>
          <table:table-cell office:value-type="string">
            <text:p>trunc((0,0))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direction(&lt;0, 0&gt;)</text:p>
          </table:table-cell>
          <table:table-cell table:style-name="ce9" office:value-type="string">
            <text:p>(remainder((0,0), 1)*16)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5">
          <table:table-cell table:style-name="ce5" office:value-type="string">
            <text:p>type(direction(&lt;0, 0&gt;)) {assuming type(&lt;0, 0&gt;) = immunity}</text:p>
          </table:table-cell>
          <table:table-cell table:style-name="ce7" table:formula="oooc:=CONCATENATE(&quot;trunc(if((0,0) = &quot;;[DEVS_Cell_Values.B$3];&quot;.0625, (1,0), if((0,0) = &quot;;[DEVS_Cell_Values.B$3];&quot;.125, (1,1), if((0,0) = &quot;;[DEVS_Cell_Values.B$3];&quot;.1875, (0,1), if((0,0) = &quot;;[DEVS_Cell_Values.B$3];&quot;.25, (-1,1), if((0,0) = &quot;;[DEVS_Cell_Values.B$3];&quot;.3125, (-1,0), if((0,0) = &quot;;[DEVS_Cell_Values.B$3];&quot;.375, (-1,-1), if((0,0) = &quot;;[DEVS_Cell_Values.B$3];&quot;.4375, (0,-1), (1,-1)))))))))&quot;)" office:value-type="string" office:string-value="trunc(if((0,0) = 1.0625, (1,0), if((0,0) = 1.125, (1,1), if((0,0) = 1.1875, (0,1), if((0,0) = 1.25, (-1,1), if((0,0) = 1.3125, (-1,0), if((0,0) = 1.375, (-1,-1), if((0,0) = 1.4375, (0,-1), (1,-1)))))))))">
            <text:p>trunc(if((0,0) = 1.0625, (1,0), if((0,0) = 1.125, (1,1), if((0,0) = 1.1875, (0,1), if((0,0) = 1.25, (-1,1), if((0,0) = 1.3125, (-1,0), if((0,0) = 1.375, (-1,-1), if((0,0) = 1.4375, (0,-1), (1,-1)))))))))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>
            <text:p>random_uniform()</text:p>
          </table:table-cell>
          <table:table-cell table:style-name="ce9" office:value-type="string">
            <text:p>(uniform(0, 1))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>
            <text:p>random(adjacents)</text:p>
          </table:table-cell>
          <table:table-cell table:style-name="ce9" office:value-type="string">
            <text:p>((trunc(uniform(0, 8)) + 1)*0.0625)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5">
          <table:table-cell office:value-type="string">
            <text:p>count_near(s, normal, adjacents)</text:p>
          </table:table-cell>
          <table:table-cell table:style-name="ce7" table:formula="oooc:=CONCATENATE(&quot;(if(trunc((-1,0)) = &quot;;[DEVS_Cell_Values.B1];&quot;, 1, 0) + if(trunc((-1,-1)) = &quot;;[DEVS_Cell_Values.B1];&quot;, 1, 0) + if(trunc((0,-1)) = &quot;;[DEVS_Cell_Values.B1];&quot;, 1, 0) + if(trunc((1,-1)) = &quot;;[DEVS_Cell_Values.B1];&quot;, 1, 0) + if(trunc((1,0)) = &quot;;[DEVS_Cell_Values.B1];&quot;, 1, 0) + if(trunc((1,1)) = &quot;;[DEVS_Cell_Values.B1];&quot;, 1, 0) + if(trunc((0,1)) = &quot;;[DEVS_Cell_Values.B1];&quot;, 1, 0) + if(trunc((-1,1)) = &quot;;[DEVS_Cell_Values.B1];&quot;, 1, 0))&quot;)" office:value-type="string" office:string-value="(if(trunc((-1,0)) = 0, 1, 0) + if(trunc((-1,-1)) = 0, 1, 0) + if(trunc((0,-1)) = 0, 1, 0) + if(trunc((1,-1)) = 0, 1, 0) + if(trunc((1,0)) = 0, 1, 0) + if(trunc((1,1)) = 0, 1, 0) + if(trunc((0,1)) = 0, 1, 0) + if(trunc((-1,1)) = 0, 1, 0))">
            <text:p>(if(trunc((-1,0)) = 0, 1, 0) + if(trunc((-1,-1)) = 0, 1, 0) + if(trunc((0,-1)) = 0, 1, 0) + if(trunc((1,-1)) = 0, 1, 0) + if(trunc((1,0)) = 0, 1, 0) + if(trunc((1,1)) = 0, 1, 0) + if(trunc((0,1)) = 0, 1, 0) + if(trunc((-1,1)) = 0, 1, 0))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5">
          <table:table-cell office:value-type="string">
            <text:p>count_near(s, proliferative, adjacents)</text:p>
          </table:table-cell>
          <table:table-cell table:style-name="ce7" table:formula="oooc:=CONCATENATE(&quot;(if(trunc((-1,0)) = &quot;;[DEVS_Cell_Values.B5];&quot;, 1, 0) + if(trunc((-1,-1)) = &quot;;[DEVS_Cell_Values.B5];&quot;, 1, 0) + if(trunc((0,-1)) = &quot;;[DEVS_Cell_Values.B5];&quot;, 1, 0) + if(trunc((1,-1)) = &quot;;[DEVS_Cell_Values.B5];&quot;, 1, 0) + if(trunc((1,0)) = &quot;;[DEVS_Cell_Values.B5];&quot;, 1, 0) + if(trunc((1,1)) = &quot;;[DEVS_Cell_Values.B5];&quot;, 1, 0) + if(trunc((0,1)) = &quot;;[DEVS_Cell_Values.B5];&quot;, 1, 0) + if(trunc((-1,1)) = &quot;;[DEVS_Cell_Values.B5];&quot;, 1, 0))&quot;)" office:value-type="string" office:string-value="(if(trunc((-1,0)) = 2, 1, 0) + if(trunc((-1,-1)) = 2, 1, 0) + if(trunc((0,-1)) = 2, 1, 0) + if(trunc((1,-1)) = 2, 1, 0) + if(trunc((1,0)) = 2, 1, 0) + if(trunc((1,1)) = 2, 1, 0) + if(trunc((0,1)) = 2, 1, 0) + if(trunc((-1,1)) = 2, 1, 0))">
            <text:p>(if(trunc((-1,0)) = 2, 1, 0) + if(trunc((-1,-1)) = 2, 1, 0) + if(trunc((0,-1)) = 2, 1, 0) + if(trunc((1,-1)) = 2, 1, 0) + if(trunc((1,0)) = 2, 1, 0) + if(trunc((1,1)) = 2, 1, 0) + if(trunc((0,1)) = 2, 1, 0) + if(trunc((-1,1)) = 2, 1, 0))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5">
          <table:table-cell office:value-type="string">
            <text:p>count_incoming(s, proliferative, &lt;0, 0&gt;)</text:p>
          </table:table-cell>
          <table:table-cell table:style-name="ce7" table:formula="oooc:=CONCATENATE(&quot;(if((&quot;;-1+[.C15];&quot;,&quot;;0+[.D15];&quot;) = &quot;;[DEVS_Cell_Values.B$5];&quot;.0625, 1, 0) + if((&quot;;-1+[.C15];&quot;,&quot;;-1+[.D15];&quot;) = &quot;;[DEVS_Cell_Values.B$5];&quot;.125, 1, 0) + if((&quot;;0+[.C15];&quot;,&quot;;-1+[.D15];&quot;) = &quot;;[DEVS_Cell_Values.B$5];&quot;.1875, 1, 0) + if((&quot;;1+[.C15];&quot;,&quot;;-1+[.D15];&quot;) = &quot;;[DEVS_Cell_Values.B$5];&quot;.25, 1, 0) + if((&quot;;1+[.C15];&quot;,&quot;;0+[.D15];&quot;) = &quot;;[DEVS_Cell_Values.B$5];&quot;.3125, 1, 0) + if((&quot;;1+[.C15];&quot;,&quot;;1+[.D15];&quot;) = &quot;;[DEVS_Cell_Values.B$5];&quot;.375, 1, 0) + if((&quot;;0+[.C15];&quot;,&quot;;1+[.D15];&quot;) = &quot;;[DEVS_Cell_Values.B$5];&quot;.4375, 1, 0) + if((&quot;;-1+[.C15];&quot;,&quot;;1+[.D15];&quot;) = &quot;;[DEVS_Cell_Values.B$5];&quot;.5, 1, 0))&quot;)" office:value-type="string" office:string-value="(if((-1,0) = 2.0625, 1, 0) + if((-1,-1) = 2.125, 1, 0) + if((0,-1) = 2.1875, 1, 0) + if((1,-1) = 2.25, 1, 0) + if((1,0) = 2.3125, 1, 0) + if((1,1) = 2.375, 1, 0) + if((0,1) = 2.4375, 1, 0) + if((-1,1) = 2.5, 1, 0))">
            <text:p>(if((-1,0) = 2.0625, 1, 0) + if((-1,-1) = 2.125, 1, 0) + if((0,-1) = 2.1875, 1, 0) + if((1,-1) = 2.25, 1, 0) + if((1,0) = 2.3125, 1, 0) + if((1,1) = 2.375, 1, 0) + if((0,1) = 2.4375, 1, 0) + if((-1,1) = 2.5, 1, 0))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5">
          <table:table-cell office:value-type="string">
            <text:p>count_incoming(s, immunity, &lt;0, 0&gt;)</text:p>
          </table:table-cell>
          <table:table-cell table:style-name="ce7" table:formula="oooc:=CONCATENATE(&quot;(if((&quot;;-1+[.C17];&quot;,&quot;;0+[.D17];&quot;) = &quot;;[DEVS_Cell_Values.B$3];&quot;.0625, 1, 0) + if((&quot;;-1+[.C17];&quot;,&quot;;-1+[.D17];&quot;) = &quot;;[DEVS_Cell_Values.B$3];&quot;.125, 1, 0) + if((&quot;;0+[.C17];&quot;,&quot;;-1+[.D17];&quot;) = &quot;;[DEVS_Cell_Values.B$3];&quot;.1875, 1, 0) + if((&quot;;1+[.C17];&quot;,&quot;;-1+[.D17];&quot;) = &quot;;[DEVS_Cell_Values.B$3];&quot;.25, 1, 0) + if((&quot;;1+[.C17];&quot;,&quot;;0+[.D17];&quot;) = &quot;;[DEVS_Cell_Values.B$3];&quot;.3125, 1, 0) + if((&quot;;1+[.C17];&quot;,&quot;;1+[.D17];&quot;) = &quot;;[DEVS_Cell_Values.B$3];&quot;.375, 1, 0) + if((&quot;;0+[.C17];&quot;,&quot;;1+[.D17];&quot;) = &quot;;[DEVS_Cell_Values.B$3];&quot;.4375, 1, 0) + if((&quot;;-1+[.C17];&quot;,&quot;;1+[.D17];&quot;) = &quot;;[DEVS_Cell_Values.B$3];&quot;.5, 1, 0))&quot;)" office:value-type="string" office:string-value="(if((-1,0) = 1.0625, 1, 0) + if((-1,-1) = 1.125, 1, 0) + if((0,-1) = 1.1875, 1, 0) + if((1,-1) = 1.25, 1, 0) + if((1,0) = 1.3125, 1, 0) + if((1,1) = 1.375, 1, 0) + if((0,1) = 1.4375, 1, 0) + if((-1,1) = 1.5, 1, 0))">
            <text:p>(if((-1,0) = 1.0625, 1, 0) + if((-1,-1) = 1.125, 1, 0) + if((0,-1) = 1.1875, 1, 0) + if((1,-1) = 1.25, 1, 0) + if((1,0) = 1.3125, 1, 0) + if((1,1) = 1.375, 1, 0) + if((0,1) = 1.4375, 1, 0) + if((-1,1) = 1.5, 1, 0))</text:p>
          </table:table-cell>
          <table:table-cell table:number-columns-repeated="2" table:style-name="ce10" office:value-type="float" office:value="0">
            <text:p>0</text:p>
          </table:table-cell>
        </table:table-row>
        <table:table-row table:style-name="ro5">
          <table:table-cell table:style-name="ce8" table:formula="oooc:=CONCATENATE(&quot;count_incoming(s, immunity, &lt;&quot;;[.C18];&quot;, &quot;;[.D18];&quot;&gt;)&quot;)" office:value-type="string" office:string-value="count_incoming(s, immunity, &lt;1, 0&gt;)">
            <text:p>count_incoming(s, immunity, &lt;1, 0&gt;)</text:p>
          </table:table-cell>
          <table:table-cell table:style-name="ce7" table:formula="oooc:=CONCATENATE(&quot;(if((&quot;;-1+[.C18];&quot;,&quot;;0+[.D18];&quot;) = &quot;;[DEVS_Cell_Values.B$3];&quot;.0625, 1, 0) + if((&quot;;-1+[.C18];&quot;,&quot;;-1+[.D18];&quot;) = &quot;;[DEVS_Cell_Values.B$3];&quot;.125, 1, 0) + if((&quot;;0+[.C18];&quot;,&quot;;-1+[.D18];&quot;) = &quot;;[DEVS_Cell_Values.B$3];&quot;.1875, 1, 0) + if((&quot;;1+[.C18];&quot;,&quot;;-1+[.D18];&quot;) = &quot;;[DEVS_Cell_Values.B$3];&quot;.25, 1, 0) + if((&quot;;1+[.C18];&quot;,&quot;;0+[.D18];&quot;) = &quot;;[DEVS_Cell_Values.B$3];&quot;.3125, 1, 0) + if((&quot;;1+[.C18];&quot;,&quot;;1+[.D18];&quot;) = &quot;;[DEVS_Cell_Values.B$3];&quot;.375, 1, 0) + if((&quot;;0+[.C18];&quot;,&quot;;1+[.D18];&quot;) = &quot;;[DEVS_Cell_Values.B$3];&quot;.4375, 1, 0) + if((&quot;;-1+[.C18];&quot;,&quot;;1+[.D18];&quot;) = &quot;;[DEVS_Cell_Values.B$3];&quot;.5, 1, 0))&quot;)" office:value-type="string" office:string-value="(if((0,0) = 1.0625, 1, 0) + if((0,-1) = 1.125, 1, 0) + if((1,-1) = 1.1875, 1, 0) + if((2,-1) = 1.25, 1, 0) + if((2,0) = 1.3125, 1, 0) + if((2,1) = 1.375, 1, 0) + if((1,1) = 1.4375, 1, 0) + if((0,1) = 1.5, 1, 0))">
            <text:p>(if((0,0) = 1.0625, 1, 0) + if((0,-1) = 1.125, 1, 0) + if((1,-1) = 1.1875, 1, 0) + if((2,-1) = 1.25, 1, 0) + if((2,0) = 1.3125, 1, 0) + if((2,1) = 1.375, 1, 0) + if((1,1) = 1.4375, 1, 0) + if((0,1) = 1.5, 1, 0))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</table:table-row>
        <table:table-row table:style-name="ro5">
          <table:table-cell table:style-name="ce8" table:formula="oooc:=CONCATENATE(&quot;count_incoming(s, immunity, &lt;&quot;;[.C19];&quot;, &quot;;[.D19];&quot;&gt;)&quot;)" office:value-type="string" office:string-value="count_incoming(s, immunity, &lt;1, 1&gt;)">
            <text:p>count_incoming(s, immunity, &lt;1, 1&gt;)</text:p>
          </table:table-cell>
          <table:table-cell table:style-name="ce7" table:formula="oooc:=CONCATENATE(&quot;(if((&quot;;-1+[.C19];&quot;,&quot;;0+[.D19];&quot;) = &quot;;[DEVS_Cell_Values.B$3];&quot;.0625, 1, 0) + if((&quot;;-1+[.C19];&quot;,&quot;;-1+[.D19];&quot;) = &quot;;[DEVS_Cell_Values.B$3];&quot;.125, 1, 0) + if((&quot;;0+[.C19];&quot;,&quot;;-1+[.D19];&quot;) = &quot;;[DEVS_Cell_Values.B$3];&quot;.1875, 1, 0) + if((&quot;;1+[.C19];&quot;,&quot;;-1+[.D19];&quot;) = &quot;;[DEVS_Cell_Values.B$3];&quot;.25, 1, 0) + if((&quot;;1+[.C19];&quot;,&quot;;0+[.D19];&quot;) = &quot;;[DEVS_Cell_Values.B$3];&quot;.3125, 1, 0) + if((&quot;;1+[.C19];&quot;,&quot;;1+[.D19];&quot;) = &quot;;[DEVS_Cell_Values.B$3];&quot;.375, 1, 0) + if((&quot;;0+[.C19];&quot;,&quot;;1+[.D19];&quot;) = &quot;;[DEVS_Cell_Values.B$3];&quot;.4375, 1, 0) + if((&quot;;-1+[.C19];&quot;,&quot;;1+[.D19];&quot;) = &quot;;[DEVS_Cell_Values.B$3];&quot;.5, 1, 0))&quot;)" office:value-type="string" office:string-value="(if((0,1) = 1.0625, 1, 0) + if((0,0) = 1.125, 1, 0) + if((1,0) = 1.1875, 1, 0) + if((2,0) = 1.25, 1, 0) + if((2,1) = 1.3125, 1, 0) + if((2,2) = 1.375, 1, 0) + if((1,2) = 1.4375, 1, 0) + if((0,2) = 1.5, 1, 0))">
            <text:p>(if((0,1) = 1.0625, 1, 0) + if((0,0) = 1.125, 1, 0) + if((1,0) = 1.1875, 1, 0) + if((2,0) = 1.25, 1, 0) + if((2,1) = 1.3125, 1, 0) + if((2,2) = 1.375, 1, 0) + if((1,2) = 1.4375, 1, 0) + if((0,2) = 1.5, 1, 0))</text:p>
          </table:table-cell>
          <table:table-cell table:number-columns-repeated="2" table:style-name="ce10" office:value-type="float" office:value="1">
            <text:p>1</text:p>
          </table:table-cell>
        </table:table-row>
        <table:table-row table:style-name="ro5">
          <table:table-cell table:style-name="ce8" table:formula="oooc:=CONCATENATE(&quot;count_incoming(s, immunity, &lt;&quot;;[.C20];&quot;, &quot;;[.D20];&quot;&gt;)&quot;)" office:value-type="string" office:string-value="count_incoming(s, immunity, &lt;0, 1&gt;)">
            <text:p>count_incoming(s, immunity, &lt;0, 1&gt;)</text:p>
          </table:table-cell>
          <table:table-cell table:style-name="ce7" table:formula="oooc:=CONCATENATE(&quot;(if((&quot;;-1+[.C20];&quot;,&quot;;0+[.D20];&quot;) = &quot;;[DEVS_Cell_Values.B$3];&quot;.0625, 1, 0) + if((&quot;;-1+[.C20];&quot;,&quot;;-1+[.D20];&quot;) = &quot;;[DEVS_Cell_Values.B$3];&quot;.125, 1, 0) + if((&quot;;0+[.C20];&quot;,&quot;;-1+[.D20];&quot;) = &quot;;[DEVS_Cell_Values.B$3];&quot;.1875, 1, 0) + if((&quot;;1+[.C20];&quot;,&quot;;-1+[.D20];&quot;) = &quot;;[DEVS_Cell_Values.B$3];&quot;.25, 1, 0) + if((&quot;;1+[.C20];&quot;,&quot;;0+[.D20];&quot;) = &quot;;[DEVS_Cell_Values.B$3];&quot;.3125, 1, 0) + if((&quot;;1+[.C20];&quot;,&quot;;1+[.D20];&quot;) = &quot;;[DEVS_Cell_Values.B$3];&quot;.375, 1, 0) + if((&quot;;0+[.C20];&quot;,&quot;;1+[.D20];&quot;) = &quot;;[DEVS_Cell_Values.B$3];&quot;.4375, 1, 0) + if((&quot;;-1+[.C20];&quot;,&quot;;1+[.D20];&quot;) = &quot;;[DEVS_Cell_Values.B$3];&quot;.5, 1, 0))&quot;)" office:value-type="string" office:string-value="(if((-1,1) = 1.0625, 1, 0) + if((-1,0) = 1.125, 1, 0) + if((0,0) = 1.1875, 1, 0) + if((1,0) = 1.25, 1, 0) + if((1,1) = 1.3125, 1, 0) + if((1,2) = 1.375, 1, 0) + if((0,2) = 1.4375, 1, 0) + if((-1,2) = 1.5, 1, 0))">
            <text:p>(if((-1,1) = 1.0625, 1, 0) + if((-1,0) = 1.125, 1, 0) + if((0,0) = 1.1875, 1, 0) + if((1,0) = 1.25, 1, 0) + if((1,1) = 1.3125, 1, 0) + if((1,2) = 1.375, 1, 0) + if((0,2) = 1.4375, 1, 0) + if((-1,2) = 1.5, 1, 0))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</table:table-row>
        <table:table-row table:style-name="ro5">
          <table:table-cell table:style-name="ce8" table:formula="oooc:=CONCATENATE(&quot;count_incoming(s, immunity, &lt;&quot;;[.C21];&quot;, &quot;;[.D21];&quot;&gt;)&quot;)" office:value-type="string" office:string-value="count_incoming(s, immunity, &lt;-1, 1&gt;)">
            <text:p>count_incoming(s, immunity, &lt;-1, 1&gt;)</text:p>
          </table:table-cell>
          <table:table-cell table:style-name="ce7" table:formula="oooc:=CONCATENATE(&quot;(if((&quot;;-1+[.C21];&quot;,&quot;;0+[.D21];&quot;) = &quot;;[DEVS_Cell_Values.B$3];&quot;.0625, 1, 0) + if((&quot;;-1+[.C21];&quot;,&quot;;-1+[.D21];&quot;) = &quot;;[DEVS_Cell_Values.B$3];&quot;.125, 1, 0) + if((&quot;;0+[.C21];&quot;,&quot;;-1+[.D21];&quot;) = &quot;;[DEVS_Cell_Values.B$3];&quot;.1875, 1, 0) + if((&quot;;1+[.C21];&quot;,&quot;;-1+[.D21];&quot;) = &quot;;[DEVS_Cell_Values.B$3];&quot;.25, 1, 0) + if((&quot;;1+[.C21];&quot;,&quot;;0+[.D21];&quot;) = &quot;;[DEVS_Cell_Values.B$3];&quot;.3125, 1, 0) + if((&quot;;1+[.C21];&quot;,&quot;;1+[.D21];&quot;) = &quot;;[DEVS_Cell_Values.B$3];&quot;.375, 1, 0) + if((&quot;;0+[.C21];&quot;,&quot;;1+[.D21];&quot;) = &quot;;[DEVS_Cell_Values.B$3];&quot;.4375, 1, 0) + if((&quot;;-1+[.C21];&quot;,&quot;;1+[.D21];&quot;) = &quot;;[DEVS_Cell_Values.B$3];&quot;.5, 1, 0))&quot;)" office:value-type="string" office:string-value="(if((-2,1) = 1.0625, 1, 0) + if((-2,0) = 1.125, 1, 0) + if((-1,0) = 1.1875, 1, 0) + if((0,0) = 1.25, 1, 0) + if((0,1) = 1.3125, 1, 0) + if((0,2) = 1.375, 1, 0) + if((-1,2) = 1.4375, 1, 0) + if((-2,2) = 1.5, 1, 0))">
            <text:p>(if((-2,1) = 1.0625, 1, 0) + if((-2,0) = 1.125, 1, 0) + if((-1,0) = 1.1875, 1, 0) + if((0,0) = 1.25, 1, 0) + if((0,1) = 1.3125, 1, 0) + if((0,2) = 1.375, 1, 0) + if((-1,2) = 1.4375, 1, 0) + if((-2,2) = 1.5, 1, 0))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</table:table-row>
        <table:table-row table:style-name="ro5">
          <table:table-cell table:style-name="ce8" table:formula="oooc:=CONCATENATE(&quot;count_incoming(s, immunity, &lt;&quot;;[.C22];&quot;, &quot;;[.D22];&quot;&gt;)&quot;)" office:value-type="string" office:string-value="count_incoming(s, immunity, &lt;-1, 0&gt;)">
            <text:p>count_incoming(s, immunity, &lt;-1, 0&gt;)</text:p>
          </table:table-cell>
          <table:table-cell table:style-name="ce7" table:formula="oooc:=CONCATENATE(&quot;(if((&quot;;-1+[.C22];&quot;,&quot;;0+[.D22];&quot;) = &quot;;[DEVS_Cell_Values.B$3];&quot;.0625, 1, 0) + if((&quot;;-1+[.C22];&quot;,&quot;;-1+[.D22];&quot;) = &quot;;[DEVS_Cell_Values.B$3];&quot;.125, 1, 0) + if((&quot;;0+[.C22];&quot;,&quot;;-1+[.D22];&quot;) = &quot;;[DEVS_Cell_Values.B$3];&quot;.1875, 1, 0) + if((&quot;;1+[.C22];&quot;,&quot;;-1+[.D22];&quot;) = &quot;;[DEVS_Cell_Values.B$3];&quot;.25, 1, 0) + if((&quot;;1+[.C22];&quot;,&quot;;0+[.D22];&quot;) = &quot;;[DEVS_Cell_Values.B$3];&quot;.3125, 1, 0) + if((&quot;;1+[.C22];&quot;,&quot;;1+[.D22];&quot;) = &quot;;[DEVS_Cell_Values.B$3];&quot;.375, 1, 0) + if((&quot;;0+[.C22];&quot;,&quot;;1+[.D22];&quot;) = &quot;;[DEVS_Cell_Values.B$3];&quot;.4375, 1, 0) + if((&quot;;-1+[.C22];&quot;,&quot;;1+[.D22];&quot;) = &quot;;[DEVS_Cell_Values.B$3];&quot;.5, 1, 0))&quot;)" office:value-type="string" office:string-value="(if((-2,0) = 1.0625, 1, 0) + if((-2,-1) = 1.125, 1, 0) + if((-1,-1) = 1.1875, 1, 0) + if((0,-1) = 1.25, 1, 0) + if((0,0) = 1.3125, 1, 0) + if((0,1) = 1.375, 1, 0) + if((-1,1) = 1.4375, 1, 0) + if((-2,1) = 1.5, 1, 0))">
            <text:p>(if((-2,0) = 1.0625, 1, 0) + if((-2,-1) = 1.125, 1, 0) + if((-1,-1) = 1.1875, 1, 0) + if((0,-1) = 1.25, 1, 0) + if((0,0) = 1.3125, 1, 0) + if((0,1) = 1.375, 1, 0) + if((-1,1) = 1.4375, 1, 0) + if((-2,1) = 1.5, 1, 0))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0">
            <text:p>0</text:p>
          </table:table-cell>
        </table:table-row>
        <table:table-row table:style-name="ro5">
          <table:table-cell table:style-name="ce8" table:formula="oooc:=CONCATENATE(&quot;count_incoming(s, immunity, &lt;&quot;;[.C23];&quot;, &quot;;[.D23];&quot;&gt;)&quot;)" office:value-type="string" office:string-value="count_incoming(s, immunity, &lt;-1, -1&gt;)">
            <text:p>count_incoming(s, immunity, &lt;-1, -1&gt;)</text:p>
          </table:table-cell>
          <table:table-cell table:style-name="ce7" table:formula="oooc:=CONCATENATE(&quot;(if((&quot;;-1+[.C23];&quot;,&quot;;0+[.D23];&quot;) = &quot;;[DEVS_Cell_Values.B$3];&quot;.0625, 1, 0) + if((&quot;;-1+[.C23];&quot;,&quot;;-1+[.D23];&quot;) = &quot;;[DEVS_Cell_Values.B$3];&quot;.125, 1, 0) + if((&quot;;0+[.C23];&quot;,&quot;;-1+[.D23];&quot;) = &quot;;[DEVS_Cell_Values.B$3];&quot;.1875, 1, 0) + if((&quot;;1+[.C23];&quot;,&quot;;-1+[.D23];&quot;) = &quot;;[DEVS_Cell_Values.B$3];&quot;.25, 1, 0) + if((&quot;;1+[.C23];&quot;,&quot;;0+[.D23];&quot;) = &quot;;[DEVS_Cell_Values.B$3];&quot;.3125, 1, 0) + if((&quot;;1+[.C23];&quot;,&quot;;1+[.D23];&quot;) = &quot;;[DEVS_Cell_Values.B$3];&quot;.375, 1, 0) + if((&quot;;0+[.C23];&quot;,&quot;;1+[.D23];&quot;) = &quot;;[DEVS_Cell_Values.B$3];&quot;.4375, 1, 0) + if((&quot;;-1+[.C23];&quot;,&quot;;1+[.D23];&quot;) = &quot;;[DEVS_Cell_Values.B$3];&quot;.5, 1, 0))&quot;)" office:value-type="string" office:string-value="(if((-2,-1) = 1.0625, 1, 0) + if((-2,-2) = 1.125, 1, 0) + if((-1,-2) = 1.1875, 1, 0) + if((0,-2) = 1.25, 1, 0) + if((0,-1) = 1.3125, 1, 0) + if((0,0) = 1.375, 1, 0) + if((-1,0) = 1.4375, 1, 0) + if((-2,0) = 1.5, 1, 0))">
            <text:p>(if((-2,-1) = 1.0625, 1, 0) + if((-2,-2) = 1.125, 1, 0) + if((-1,-2) = 1.1875, 1, 0) + if((0,-2) = 1.25, 1, 0) + if((0,-1) = 1.3125, 1, 0) + if((0,0) = 1.375, 1, 0) + if((-1,0) = 1.4375, 1, 0) + if((-2,0) = 1.5, 1, 0))</text:p>
          </table:table-cell>
          <table:table-cell table:number-columns-repeated="2" table:style-name="ce10" office:value-type="float" office:value="-1">
            <text:p>-1</text:p>
          </table:table-cell>
        </table:table-row>
        <table:table-row table:style-name="ro5">
          <table:table-cell table:style-name="ce8" table:formula="oooc:=CONCATENATE(&quot;count_incoming(s, immunity, &lt;&quot;;[.C24];&quot;, &quot;;[.D24];&quot;&gt;)&quot;)" office:value-type="string" office:string-value="count_incoming(s, immunity, &lt;0, -1&gt;)">
            <text:p>count_incoming(s, immunity, &lt;0, -1&gt;)</text:p>
          </table:table-cell>
          <table:table-cell table:style-name="ce7" table:formula="oooc:=CONCATENATE(&quot;(if((&quot;;-1+[.C24];&quot;,&quot;;0+[.D24];&quot;) = &quot;;[DEVS_Cell_Values.B$3];&quot;.0625, 1, 0) + if((&quot;;-1+[.C24];&quot;,&quot;;-1+[.D24];&quot;) = &quot;;[DEVS_Cell_Values.B$3];&quot;.125, 1, 0) + if((&quot;;0+[.C24];&quot;,&quot;;-1+[.D24];&quot;) = &quot;;[DEVS_Cell_Values.B$3];&quot;.1875, 1, 0) + if((&quot;;1+[.C24];&quot;,&quot;;-1+[.D24];&quot;) = &quot;;[DEVS_Cell_Values.B$3];&quot;.25, 1, 0) + if((&quot;;1+[.C24];&quot;,&quot;;0+[.D24];&quot;) = &quot;;[DEVS_Cell_Values.B$3];&quot;.3125, 1, 0) + if((&quot;;1+[.C24];&quot;,&quot;;1+[.D24];&quot;) = &quot;;[DEVS_Cell_Values.B$3];&quot;.375, 1, 0) + if((&quot;;0+[.C24];&quot;,&quot;;1+[.D24];&quot;) = &quot;;[DEVS_Cell_Values.B$3];&quot;.4375, 1, 0) + if((&quot;;-1+[.C24];&quot;,&quot;;1+[.D24];&quot;) = &quot;;[DEVS_Cell_Values.B$3];&quot;.5, 1, 0))&quot;)" office:value-type="string" office:string-value="(if((-1,-1) = 1.0625, 1, 0) + if((-1,-2) = 1.125, 1, 0) + if((0,-2) = 1.1875, 1, 0) + if((1,-2) = 1.25, 1, 0) + if((1,-1) = 1.3125, 1, 0) + if((1,0) = 1.375, 1, 0) + if((0,0) = 1.4375, 1, 0) + if((-1,0) = 1.5, 1, 0))">
            <text:p>(if((-1,-1) = 1.0625, 1, 0) + if((-1,-2) = 1.125, 1, 0) + if((0,-2) = 1.1875, 1, 0) + if((1,-2) = 1.25, 1, 0) + if((1,-1) = 1.3125, 1, 0) + if((1,0) = 1.375, 1, 0) + if((0,0) = 1.4375, 1, 0) + if((-1,0) = 1.5, 1, 0))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</table:table-row>
        <table:table-row table:style-name="ro5">
          <table:table-cell table:style-name="ce8" table:formula="oooc:=CONCATENATE(&quot;count_incoming(s, immunity, &lt;&quot;;[.C25];&quot;, &quot;;[.D25];&quot;&gt;)&quot;)" office:value-type="string" office:string-value="count_incoming(s, immunity, &lt;1, -1&gt;)">
            <text:p>count_incoming(s, immunity, &lt;1, -1&gt;)</text:p>
          </table:table-cell>
          <table:table-cell table:style-name="ce7" table:formula="oooc:=CONCATENATE(&quot;(if((&quot;;-1+[.C25];&quot;,&quot;;0+[.D25];&quot;) = &quot;;[DEVS_Cell_Values.B$3];&quot;.0625, 1, 0) + if((&quot;;-1+[.C25];&quot;,&quot;;-1+[.D25];&quot;) = &quot;;[DEVS_Cell_Values.B$3];&quot;.125, 1, 0) + if((&quot;;0+[.C25];&quot;,&quot;;-1+[.D25];&quot;) = &quot;;[DEVS_Cell_Values.B$3];&quot;.1875, 1, 0) + if((&quot;;1+[.C25];&quot;,&quot;;-1+[.D25];&quot;) = &quot;;[DEVS_Cell_Values.B$3];&quot;.25, 1, 0) + if((&quot;;1+[.C25];&quot;,&quot;;0+[.D25];&quot;) = &quot;;[DEVS_Cell_Values.B$3];&quot;.3125, 1, 0) + if((&quot;;1+[.C25];&quot;,&quot;;1+[.D25];&quot;) = &quot;;[DEVS_Cell_Values.B$3];&quot;.375, 1, 0) + if((&quot;;0+[.C25];&quot;,&quot;;1+[.D25];&quot;) = &quot;;[DEVS_Cell_Values.B$3];&quot;.4375, 1, 0) + if((&quot;;-1+[.C25];&quot;,&quot;;1+[.D25];&quot;) = &quot;;[DEVS_Cell_Values.B$3];&quot;.5, 1, 0))&quot;)" office:value-type="string" office:string-value="(if((0,-1) = 1.0625, 1, 0) + if((0,-2) = 1.125, 1, 0) + if((1,-2) = 1.1875, 1, 0) + if((2,-2) = 1.25, 1, 0) + if((2,-1) = 1.3125, 1, 0) + if((2,0) = 1.375, 1, 0) + if((1,0) = 1.4375, 1, 0) + if((0,0) = 1.5, 1, 0))">
            <text:p>(if((0,-1) = 1.0625, 1, 0) + if((0,-2) = 1.125, 1, 0) + if((1,-2) = 1.1875, 1, 0) + if((2,-2) = 1.25, 1, 0) + if((2,-1) = 1.3125, 1, 0) + if((2,0) = 1.375, 1, 0) + if((1,0) = 1.4375, 1, 0) + if((0,0) = 1.5, 1, 0))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-1">
            <text:p>-1</text:p>
          </table:table-cell>
        </table:table-row>
        <table:table-row table:style-name="ro2">
          <table:table-cell table:number-columns-repeated="4"/>
        </table:table-row>
        <table:table-row table:style-name="ro6">
          <table:table-cell table:style-name="ce5" office:value-type="string">
            <text:p>count_incoming(s, immunity, direction(&lt;0, 0&gt;)) {assuming type(&lt;0, 0&gt;) = immunity}</text:p>
          </table:table-cell>
          <table:table-cell table:style-name="ce7" table:formula="oooc:=CONCATENATE(&quot;if((0,0) = &quot;;[DEVS_Cell_Values.B$3];&quot;.0625, &quot;;[.B18];&quot;, if((0,0) = &quot;;[DEVS_Cell_Values.B$3];&quot;.125, &quot;;[.B19];&quot;, if((0,0) = &quot;;[DEVS_Cell_Values.B$3];&quot;.1875, &quot;;[.B20];&quot;, if((0,0) = &quot;;[DEVS_Cell_Values.B$3];&quot;.25, &quot;;[.B21];&quot;, if((0,0) = &quot;;[DEVS_Cell_Values.B$3];&quot;.3125, &quot;;[.B22];&quot;, if((0,0) = &quot;;[DEVS_Cell_Values.B$3];&quot;.375, &quot;;[.B23];&quot;, if((0,0) = &quot;;[DEVS_Cell_Values.B$3];&quot;.4375, &quot;;[.B24];&quot;, &quot;;[.B25];&quot;)))))))&quot;)" office:value-type="string" office:string-value="if((0,0) = 1.0625, (if((0,0) = 1.0625, 1, 0) + if((0,-1) = 1.125, 1, 0) + if((1,-1) = 1.1875, 1, 0) + if((2,-1) = 1.25, 1, 0) + if((2,0) = 1.3125, 1, 0) + if((2,1) = 1.375, 1, 0) + if((1,1) = 1.4375, 1, 0) + if((0,1) = 1.5, 1, 0)), if((0,0) = 1.125, (if((0,1) = 1.0625, 1, 0) + if((0,0) = 1.125, 1, 0) + if((1,0) = 1.1875, 1, 0) + if((2,0) = 1.25, 1, 0) + if((2,1) = 1.3125, 1, 0) + if((2,2) = 1.375, 1, 0) + if((1,2) = 1.4375, 1, 0) + if((0,2) = 1.5, 1, 0)), if((0,0) = 1.1875, (if((-1,1) = 1.0625, 1, 0) + if((-1,0) = 1.125, 1, 0) + if((0,0) = 1.1875, 1, 0) + if((1,0) = 1.25, 1, 0) + if((1,1) = 1.3125, 1, 0) + if((1,2) = 1.375, 1, 0) + if((0,2) = 1.4375, 1, 0) + if((-1,2) = 1.5, 1, 0)), if((0,0) = 1.25, (if((-2,1) = 1.0625, 1, 0) + if((-2,0) = 1.125, 1, 0) + if((-1,0) = 1.1875, 1, 0) + if((0,0) = 1.25, 1, 0) + if((0,1) = 1.3125, 1, 0) + if((0,2) = 1.375, 1, 0) + if((-1,2) = 1.4375, 1, 0) + if((-2,2) = 1.5, 1, 0)), if((0,0) = 1.3125, (if((-2,0) = 1.0625, 1, 0) + if((-2,-1) = 1.125, 1, 0) + if((-1,-1) = 1.1875, 1, 0) + if((0,-1) = 1.25, 1, 0) + if((0,0) = 1.3125, 1, 0) + if((0,1) = 1.375, 1, 0) + if((-1,1) = 1.4375, 1, 0) + if((-2,1) = 1.5, 1, 0)), if((0,0) = 1.375, (if((-2,-1) = 1.0625, 1, 0) + if((-2,-2) = 1.125, 1, 0) + if((-1,-2) = 1.1875, 1, 0) + if((0,-2) = 1.25, 1, 0) + if((0,-1) = 1.3125, 1, 0) + if((0,0) = 1.375, 1, 0) + if((-1,0) = 1.4375, 1, 0) + if((-2,0) = 1.5, 1, 0)), if((0,0) = 1.4375, (if((-1,-1) = 1.0625, 1, 0) + if((-1,-2) = 1.125, 1, 0) + if((0,-2) = 1.1875, 1, 0) + if((1,-2) = 1.25, 1, 0) + if((1,-1) = 1.3125, 1, 0) + if((1,0) = 1.375, 1, 0) + if((0,0) = 1.4375, 1, 0) + if((-1,0) = 1.5, 1, 0)), (if((0,-1) = 1.0625, 1, 0) + if((0,-2) = 1.125, 1, 0) + if((1,-2) = 1.1875, 1, 0) + if((2,-2) = 1.25, 1, 0) + if((2,-1) = 1.3125, 1, 0) + if((2,0) = 1.375, 1, 0) + if((1,0) = 1.4375, 1, 0) + if((0,0) = 1.5, 1, 0)))))))))">
            <text:p>if((0,0) = 1.0625, (if((0,0) = 1.0625, 1, 0) + if((0,-1) = 1.125, 1, 0) + if((1,-1) = 1.1875, 1, 0) + if((2,-1) = 1.25, 1, 0) + if((2,0) = 1.3125, 1, 0) + if((2,1) = 1.375, 1, 0) + if((1,1) = 1.4375, 1, 0) + if((0,1) = 1.5, 1, 0)), if((0,0) = 1.125, (if((0,1) = 1.0625, 1, 0) + if((0,0) = 1.125, 1, 0) + if((1,0) = 1.1875, 1, 0) + if((2,0) = 1.25, 1, 0) + if((2,1) = 1.3125, 1, 0) + if((2,2) = 1.375, 1, 0) + if((1,2) = 1.4375, 1, 0) + if((0,2) = 1.5, 1, 0)), if((0,0) = 1.1875, (if((-1,1) = 1.0625, 1, 0) + if((-1,0) = 1.125, 1, 0) + if((0,0) = 1.1875, 1, 0) + if((1,0) = 1.25, 1, 0) + if((1,1) = 1.3125, 1, 0) + if((1,2) = 1.375, 1, 0) + if((0,2) = 1.4375, 1, 0) + if((-1,2) = 1.5, 1, 0)), if((0,0) = 1.25, (if((-2,1) = 1.0625, 1, 0) + if((-2,0) = 1.125, 1, 0) + if((-1,0) = 1.1875, 1, 0) + if((0,0) = 1.25, 1, 0) + if((0,1) = 1.3125, 1, 0) + if((0,2) = 1.375, 1, 0) + if((-1,2) = 1.4375, 1, 0) + if((-2,2) = 1.5, 1, 0)), if((0,0) = 1.3125, (if((-2,0) = 1.0625, 1, 0) + if((-2,-1) = 1.125, 1, 0) + if((-1,-1) = 1.1875, 1, 0) + if((0,-1) = 1.25, 1, 0) + if((0,0) = 1.3125, 1, 0) + if((0,1) = 1.375, 1, 0) + if((-1,1) = 1.4375, 1, 0) + if((-2,1) = 1.5, 1, 0)), if((0,0) = 1.375, (if((-2,-1) = 1.0625, 1, 0) + if((-2,-2) = 1.125, 1, 0) + if((-1,-2) = 1.1875, 1, 0) + if((0,-2) = 1.25, 1, 0) + if((0,-1) = 1.3125, 1, 0) + if((0,0) = 1.375, 1, 0) + if((-1,0) = 1.4375, 1, 0) + if((-2,0) = 1.5, 1, 0)), if((0,0) = 1.4375, (if((-1,-1) = 1.0625, 1, 0) + if((-1,-2) = 1.125, 1, 0) + if((0,-2) = 1.1875, 1, 0) + if((1,-2) = 1.25, 1, 0) + if((1,-1) = 1.3125, 1, 0) + if((1,0) = 1.375, 1, 0) + if((0,0) = 1.4375, 1, 0) + if((-1,0) = 1.5, 1, 0)), (if((0,-1) = 1.0625, 1, 0) + if((0,-2) = 1.125, 1, 0) + if((1,-2) = 1.1875, 1, 0) + if((2,-2) = 1.25, 1, 0) + if((2,-1) = 1.3125, 1, 0) + if((2,0) = 1.375, 1, 0) + if((1,0) = 1.4375, 1, 0) + if((0,0) = 1.5, 1, 0)))))))))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3">
          <table:table-cell table:style-name="ce8" table:formula="oooc:=CONCATENATE(&quot;partial_proliferative_count(&lt;&quot;;[.C29];&quot;, &quot;;[.D29];&quot;&gt;)&quot;)" office:value-type="string" office:string-value="partial_proliferative_count(&lt;1, 0&gt;)">
            <text:p>partial_proliferative_count(&lt;1, 0&gt;)</text:p>
          </table:table-cell>
          <table:table-cell table:style-name="ce7" table:formula="oooc:=CONCATENATE(&quot;if(trunc((&quot;;[.C29];&quot;,&quot;;[.D29];&quot;)) = &quot;;[DEVS_Cell_Values.B5];&quot;, 1, 0)&quot;)" office:value-type="string" office:string-value="if(trunc((1,0)) = 2, 1, 0)">
            <text:p>if(trunc((1,0)) = 2, 1, 0)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</table:table-row>
        <table:table-row table:style-name="ro3">
          <table:table-cell table:style-name="ce8" table:formula="oooc:=CONCATENATE(&quot;partial_proliferative_count(&lt;&quot;;[.C30];&quot;, &quot;;[.D30];&quot;&gt;)&quot;)" office:value-type="string" office:string-value="partial_proliferative_count(&lt;1, 1&gt;)">
            <text:p>partial_proliferative_count(&lt;1, 1&gt;)</text:p>
          </table:table-cell>
          <table:table-cell table:style-name="ce7" table:formula="oooc:=CONCATENATE([.B29];&quot; + if(trunc((&quot;;[.C30];&quot;,&quot;;[.D30];&quot;)) = &quot;;[DEVS_Cell_Values.B$5];&quot;, 1, 0)&quot;)" office:value-type="string" office:string-value="if(trunc((1,0)) = 2, 1, 0) + if(trunc((1,1)) = 2, 1, 0)">
            <text:p>if(trunc((1,0)) = 2, 1, 0) + if(trunc((1,1)) = 2, 1, 0)</text:p>
          </table:table-cell>
          <table:table-cell table:number-columns-repeated="2" table:style-name="ce10" office:value-type="float" office:value="1">
            <text:p>1</text:p>
          </table:table-cell>
        </table:table-row>
        <table:table-row table:style-name="ro7">
          <table:table-cell table:style-name="ce8" table:formula="oooc:=CONCATENATE(&quot;partial_proliferative_count(&lt;&quot;;[.C31];&quot;, &quot;;[.D31];&quot;&gt;)&quot;)" office:value-type="string" office:string-value="partial_proliferative_count(&lt;0, 1&gt;)">
            <text:p>partial_proliferative_count(&lt;0, 1&gt;)</text:p>
          </table:table-cell>
          <table:table-cell table:style-name="ce7" table:formula="oooc:=CONCATENATE([.B30];&quot; + if(trunc((&quot;;[.C31];&quot;,&quot;;[.D31];&quot;)) = &quot;;[DEVS_Cell_Values.B$5];&quot;, 1, 0)&quot;)" office:value-type="string" office:string-value="if(trunc((1,0)) = 2, 1, 0) + if(trunc((1,1)) = 2, 1, 0) + if(trunc((0,1)) = 2, 1, 0)">
            <text:p>if(trunc((1,0)) = 2, 1, 0) + if(trunc((1,1)) = 2, 1, 0) + if(trunc((0,1)) = 2, 1, 0)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</table:table-row>
        <table:table-row table:style-name="ro7">
          <table:table-cell table:style-name="ce8" table:formula="oooc:=CONCATENATE(&quot;partial_proliferative_count(&lt;&quot;;[.C32];&quot;, &quot;;[.D32];&quot;&gt;)&quot;)" office:value-type="string" office:string-value="partial_proliferative_count(&lt;-1, 1&gt;)">
            <text:p>partial_proliferative_count(&lt;-1, 1&gt;)</text:p>
          </table:table-cell>
          <table:table-cell table:style-name="ce7" table:formula="oooc:=CONCATENATE([.B31];&quot; + if(trunc((&quot;;[.C32];&quot;,&quot;;[.D32];&quot;)) = &quot;;[DEVS_Cell_Values.B$5];&quot;, 1, 0)&quot;)" office:value-type="string" office:string-value="if(trunc((1,0)) = 2, 1, 0) + if(trunc((1,1)) = 2, 1, 0) + if(trunc((0,1)) = 2, 1, 0) + if(trunc((-1,1)) = 2, 1, 0)">
            <text:p>if(trunc((1,0)) = 2, 1, 0) + if(trunc((1,1)) = 2, 1, 0) + if(trunc((0,1)) = 2, 1, 0) + if(trunc((-1,1)) = 2, 1, 0)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</table:table-row>
        <table:table-row table:style-name="ro8">
          <table:table-cell table:style-name="ce8" table:formula="oooc:=CONCATENATE(&quot;partial_proliferative_count(&lt;&quot;;[.C33];&quot;, &quot;;[.D33];&quot;&gt;)&quot;)" office:value-type="string" office:string-value="partial_proliferative_count(&lt;-1, 0&gt;)">
            <text:p>partial_proliferative_count(&lt;-1, 0&gt;)</text:p>
          </table:table-cell>
          <table:table-cell table:style-name="ce7" table:formula="oooc:=CONCATENATE([.B32];&quot; + if(trunc((&quot;;[.C33];&quot;,&quot;;[.D33];&quot;)) = &quot;;[DEVS_Cell_Values.B$5];&quot;, 1, 0)&quot;)" office:value-type="string" office:string-value="if(trunc((1,0)) = 2, 1, 0) + if(trunc((1,1)) = 2, 1, 0) + if(trunc((0,1)) = 2, 1, 0) + if(trunc((-1,1)) = 2, 1, 0) + if(trunc((-1,0)) = 2, 1, 0)">
            <text:p>if(trunc((1,0)) = 2, 1, 0) + if(trunc((1,1)) = 2, 1, 0) + if(trunc((0,1)) = 2, 1, 0) + if(trunc((-1,1)) = 2, 1, 0) + if(trunc((-1,0)) = 2, 1, 0)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0">
            <text:p>0</text:p>
          </table:table-cell>
        </table:table-row>
        <table:table-row table:style-name="ro8">
          <table:table-cell table:style-name="ce8" table:formula="oooc:=CONCATENATE(&quot;partial_proliferative_count(&lt;&quot;;[.C34];&quot;, &quot;;[.D34];&quot;&gt;)&quot;)" office:value-type="string" office:string-value="partial_proliferative_count(&lt;-1, -1&gt;)">
            <text:p>partial_proliferative_count(&lt;-1, -1&gt;)</text:p>
          </table:table-cell>
          <table:table-cell table:style-name="ce7" table:formula="oooc:=CONCATENATE([.B33];&quot; + if(trunc((&quot;;[.C34];&quot;,&quot;;[.D34];&quot;)) = &quot;;[DEVS_Cell_Values.B$5];&quot;, 1, 0)&quot;)" office:value-type="string" office:string-value="if(trunc((1,0)) = 2, 1, 0) + if(trunc((1,1)) = 2, 1, 0) + if(trunc((0,1)) = 2, 1, 0) + if(trunc((-1,1)) = 2, 1, 0) + if(trunc((-1,0)) = 2, 1, 0) + if(trunc((-1,-1)) = 2, 1, 0)">
            <text:p>if(trunc((1,0)) = 2, 1, 0) + if(trunc((1,1)) = 2, 1, 0) + if(trunc((0,1)) = 2, 1, 0) + if(trunc((-1,1)) = 2, 1, 0) + if(trunc((-1,0)) = 2, 1, 0) + if(trunc((-1,-1)) = 2, 1, 0)</text:p>
          </table:table-cell>
          <table:table-cell table:number-columns-repeated="2" table:style-name="ce10" office:value-type="float" office:value="-1">
            <text:p>-1</text:p>
          </table:table-cell>
        </table:table-row>
        <table:table-row table:style-name="ro5">
          <table:table-cell table:style-name="ce8" table:formula="oooc:=CONCATENATE(&quot;partial_proliferative_count(&lt;&quot;;[.C35];&quot;, &quot;;[.D35];&quot;&gt;)&quot;)" office:value-type="string" office:string-value="partial_proliferative_count(&lt;0, -1&gt;)">
            <text:p>partial_proliferative_count(&lt;0, -1&gt;)</text:p>
          </table:table-cell>
          <table:table-cell table:style-name="ce7" table:formula="oooc:=CONCATENATE([.B34];&quot; + if(trunc((&quot;;[.C35];&quot;,&quot;;[.D35];&quot;)) = &quot;;[DEVS_Cell_Values.B$5];&quot;, 1, 0)&quot;)" office:value-type="string" office:string-value="if(trunc((1,0)) = 2, 1, 0) + if(trunc((1,1)) = 2, 1, 0) + if(trunc((0,1)) = 2, 1, 0) + if(trunc((-1,1)) = 2, 1, 0) + if(trunc((-1,0)) = 2, 1, 0) + if(trunc((-1,-1)) = 2, 1, 0) + if(trunc((0,-1)) = 2, 1, 0)">
            <text:p>if(trunc((1,0)) = 2, 1, 0) + if(trunc((1,1)) = 2, 1, 0) + if(trunc((0,1)) = 2, 1, 0) + if(trunc((-1,1)) = 2, 1, 0) + if(trunc((-1,0)) = 2, 1, 0) + if(trunc((-1,-1)) = 2, 1, 0) + if(trunc((0,-1)) = 2, 1, 0)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</table:table-row>
        <table:table-row table:style-name="ro5">
          <table:table-cell table:style-name="ce8" table:formula="oooc:=CONCATENATE(&quot;partial_proliferative_count(&lt;&quot;;[.C36];&quot;, &quot;;[.D36];&quot;&gt;)&quot;)" office:value-type="string" office:string-value="partial_proliferative_count(&lt;1, -1&gt;)">
            <text:p>partial_proliferative_count(&lt;1, -1&gt;)</text:p>
          </table:table-cell>
          <table:table-cell table:style-name="ce7" table:formula="oooc:=CONCATENATE([.B35];&quot; + if(trunc((&quot;;[.C36];&quot;,&quot;;[.D36];&quot;)) = &quot;;[DEVS_Cell_Values.B$5];&quot;, 1, 0)&quot;)" office:value-type="string" office:string-value="if(trunc((1,0)) = 2, 1, 0) + if(trunc((1,1)) = 2, 1, 0) + if(trunc((0,1)) = 2, 1, 0) + if(trunc((-1,1)) = 2, 1, 0) + if(trunc((-1,0)) = 2, 1, 0) + if(trunc((-1,-1)) = 2, 1, 0) + if(trunc((0,-1)) = 2, 1, 0) + if(trunc((1,-1)) = 2, 1, 0)">
            <text:p>if(trunc((1,0)) = 2, 1, 0) + if(trunc((1,1)) = 2, 1, 0) + if(trunc((0,1)) = 2, 1, 0) + if(trunc((-1,1)) = 2, 1, 0) + if(trunc((-1,0)) = 2, 1, 0) + if(trunc((-1,-1)) = 2, 1, 0) + if(trunc((0,-1)) = 2, 1, 0) + if(trunc((1,-1)) = 2, 1, 0)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-1">
            <text:p>-1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style-name="ce8" table:formula="oooc:=CONCATENATE(&quot;partial_attacking_proability(&lt;&quot;;[.C38];&quot;, &quot;;[.D38];&quot;&gt;)&quot;)" office:value-type="string" office:string-value="partial_attacking_proability(&lt;1, 0&gt;)">
            <text:p>partial_attacking_proability(&lt;1, 0&gt;)</text:p>
          </table:table-cell>
          <table:table-cell table:style-name="ce7" table:formula="oooc:=CONCATENATE(&quot;if(trunc((&quot;;[.C38];&quot;,&quot;;[.D38];&quot;)) = &quot;;[DEVS_Cell_Values.B$5];&quot;, 1.0/(&quot;;[.B29];&quot;), 0)&quot;)" office:value-type="string" office:string-value="if(trunc((1,0)) = 2, 1.0/(if(trunc((1,0)) = 2, 1, 0)), 0)">
            <text:p>if(trunc((1,0)) = 2, 1.0/(if(trunc((1,0)) = 2, 1, 0)), 0)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</table:table-row>
        <table:table-row table:style-name="ro7">
          <table:table-cell table:style-name="ce8" table:formula="oooc:=CONCATENATE(&quot;partial_attacking_proability(&lt;&quot;;[.C39];&quot;, &quot;;[.D39];&quot;&gt;)&quot;)" office:value-type="string" office:string-value="partial_attacking_proability(&lt;1, 1&gt;)">
            <text:p>partial_attacking_proability(&lt;1, 1&gt;)</text:p>
          </table:table-cell>
          <table:table-cell table:style-name="ce7" table:formula="oooc:=CONCATENATE(&quot;if(trunc((&quot;;[.C39];&quot;,&quot;;[.D39];&quot;)) = &quot;;[DEVS_Cell_Values.B$5];&quot;, 1.0/(&quot;;[.B30];&quot;), 0)&quot;)" office:value-type="string" office:string-value="if(trunc((1,1)) = 2, 1.0/(if(trunc((1,0)) = 2, 1, 0) + if(trunc((1,1)) = 2, 1, 0)), 0)">
            <text:p>if(trunc((1,1)) = 2, 1.0/(if(trunc((1,0)) = 2, 1, 0) + if(trunc((1,1)) = 2, 1, 0)), 0)</text:p>
          </table:table-cell>
          <table:table-cell table:number-columns-repeated="2" table:style-name="ce10" office:value-type="float" office:value="1">
            <text:p>1</text:p>
          </table:table-cell>
        </table:table-row>
        <table:table-row table:style-name="ro7">
          <table:table-cell table:style-name="ce8" table:formula="oooc:=CONCATENATE(&quot;partial_attacking_proability(&lt;&quot;;[.C40];&quot;, &quot;;[.D40];&quot;&gt;)&quot;)" office:value-type="string" office:string-value="partial_attacking_proability(&lt;0, 1&gt;)">
            <text:p>partial_attacking_proability(&lt;0, 1&gt;)</text:p>
          </table:table-cell>
          <table:table-cell table:style-name="ce7" table:formula="oooc:=CONCATENATE(&quot;if(trunc((&quot;;[.C40];&quot;,&quot;;[.D40];&quot;)) = &quot;;[DEVS_Cell_Values.B$5];&quot;, 1.0/(&quot;;[.B31];&quot;), 0)&quot;)" office:value-type="string" office:string-value="if(trunc((0,1)) = 2, 1.0/(if(trunc((1,0)) = 2, 1, 0) + if(trunc((1,1)) = 2, 1, 0) + if(trunc((0,1)) = 2, 1, 0)), 0)">
            <text:p>if(trunc((0,1)) = 2, 1.0/(if(trunc((1,0)) = 2, 1, 0) + if(trunc((1,1)) = 2, 1, 0) + if(trunc((0,1)) = 2, 1, 0)), 0)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</table:table-row>
        <table:table-row table:style-name="ro8">
          <table:table-cell table:style-name="ce8" table:formula="oooc:=CONCATENATE(&quot;partial_attacking_proability(&lt;&quot;;[.C41];&quot;, &quot;;[.D41];&quot;&gt;)&quot;)" office:value-type="string" office:string-value="partial_attacking_proability(&lt;-1, 1&gt;)">
            <text:p>partial_attacking_proability(&lt;-1, 1&gt;)</text:p>
          </table:table-cell>
          <table:table-cell table:style-name="ce7" table:formula="oooc:=CONCATENATE(&quot;if(trunc((&quot;;[.C41];&quot;,&quot;;[.D41];&quot;)) = &quot;;[DEVS_Cell_Values.B$5];&quot;, 1.0/(&quot;;[.B32];&quot;), 0)&quot;)" office:value-type="string" office:string-value="if(trunc((-1,1)) = 2, 1.0/(if(trunc((1,0)) = 2, 1, 0) + if(trunc((1,1)) = 2, 1, 0) + if(trunc((0,1)) = 2, 1, 0) + if(trunc((-1,1)) = 2, 1, 0)), 0)">
            <text:p>if(trunc((-1,1)) = 2, 1.0/(if(trunc((1,0)) = 2, 1, 0) + if(trunc((1,1)) = 2, 1, 0) + if(trunc((0,1)) = 2, 1, 0) + if(trunc((-1,1)) = 2, 1, 0)), 0)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</table:table-row>
        <table:table-row table:style-name="ro5">
          <table:table-cell table:style-name="ce8" table:formula="oooc:=CONCATENATE(&quot;partial_attacking_proability(&lt;&quot;;[.C42];&quot;, &quot;;[.D42];&quot;&gt;)&quot;)" office:value-type="string" office:string-value="partial_attacking_proability(&lt;-1, 0&gt;)">
            <text:p>partial_attacking_proability(&lt;-1, 0&gt;)</text:p>
          </table:table-cell>
          <table:table-cell table:style-name="ce7" table:formula="oooc:=CONCATENATE(&quot;if(trunc((&quot;;[.C42];&quot;,&quot;;[.D42];&quot;)) = &quot;;[DEVS_Cell_Values.B$5];&quot;, 1.0/(&quot;;[.B33];&quot;), 0)&quot;)" office:value-type="string" office:string-value="if(trunc((-1,0)) = 2, 1.0/(if(trunc((1,0)) = 2, 1, 0) + if(trunc((1,1)) = 2, 1, 0) + if(trunc((0,1)) = 2, 1, 0) + if(trunc((-1,1)) = 2, 1, 0) + if(trunc((-1,0)) = 2, 1, 0)), 0)">
            <text:p>if(trunc((-1,0)) = 2, 1.0/(if(trunc((1,0)) = 2, 1, 0) + if(trunc((1,1)) = 2, 1, 0) + if(trunc((0,1)) = 2, 1, 0) + if(trunc((-1,1)) = 2, 1, 0) + if(trunc((-1,0)) = 2, 1, 0)), 0)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0">
            <text:p>0</text:p>
          </table:table-cell>
        </table:table-row>
        <table:table-row table:style-name="ro5">
          <table:table-cell table:style-name="ce8" table:formula="oooc:=CONCATENATE(&quot;partial_attacking_proability(&lt;&quot;;[.C43];&quot;, &quot;;[.D43];&quot;&gt;)&quot;)" office:value-type="string" office:string-value="partial_attacking_proability(&lt;-1, -1&gt;)">
            <text:p>partial_attacking_proability(&lt;-1, -1&gt;)</text:p>
          </table:table-cell>
          <table:table-cell table:style-name="ce7" table:formula="oooc:=CONCATENATE(&quot;if(trunc((&quot;;[.C43];&quot;,&quot;;[.D43];&quot;)) = &quot;;[DEVS_Cell_Values.B$5];&quot;, 1.0/(&quot;;[.B34];&quot;), 0)&quot;)" office:value-type="string" office:string-value="if(trunc((-1,-1)) = 2, 1.0/(if(trunc((1,0)) = 2, 1, 0) + if(trunc((1,1)) = 2, 1, 0) + if(trunc((0,1)) = 2, 1, 0) + if(trunc((-1,1)) = 2, 1, 0) + if(trunc((-1,0)) = 2, 1, 0) + if(trunc((-1,-1)) = 2, 1, 0)), 0)">
            <text:p>if(trunc((-1,-1)) = 2, 1.0/(if(trunc((1,0)) = 2, 1, 0) + if(trunc((1,1)) = 2, 1, 0) + if(trunc((0,1)) = 2, 1, 0) + if(trunc((-1,1)) = 2, 1, 0) + if(trunc((-1,0)) = 2, 1, 0) + if(trunc((-1,-1)) = 2, 1, 0)), 0)</text:p>
          </table:table-cell>
          <table:table-cell table:number-columns-repeated="2" table:style-name="ce10" office:value-type="float" office:value="-1">
            <text:p>-1</text:p>
          </table:table-cell>
        </table:table-row>
        <table:table-row table:style-name="ro9">
          <table:table-cell table:style-name="ce8" table:formula="oooc:=CONCATENATE(&quot;partial_attacking_proability(&lt;&quot;;[.C44];&quot;, &quot;;[.D44];&quot;&gt;)&quot;)" office:value-type="string" office:string-value="partial_attacking_proability(&lt;0, -1&gt;)">
            <text:p>partial_attacking_proability(&lt;0, -1&gt;)</text:p>
          </table:table-cell>
          <table:table-cell table:style-name="ce7" table:formula="oooc:=CONCATENATE(&quot;if(trunc((&quot;;[.C44];&quot;,&quot;;[.D44];&quot;)) = &quot;;[DEVS_Cell_Values.B$5];&quot;, 1.0/(&quot;;[.B35];&quot;), 0)&quot;)" office:value-type="string" office:string-value="if(trunc((0,-1)) = 2, 1.0/(if(trunc((1,0)) = 2, 1, 0) + if(trunc((1,1)) = 2, 1, 0) + if(trunc((0,1)) = 2, 1, 0) + if(trunc((-1,1)) = 2, 1, 0) + if(trunc((-1,0)) = 2, 1, 0) + if(trunc((-1,-1)) = 2, 1, 0) + if(trunc((0,-1)) = 2, 1, 0)), 0)">
            <text:p>if(trunc((0,-1)) = 2, 1.0/(if(trunc((1,0)) = 2, 1, 0) + if(trunc((1,1)) = 2, 1, 0) + if(trunc((0,1)) = 2, 1, 0) + if(trunc((-1,1)) = 2, 1, 0) + if(trunc((-1,0)) = 2, 1, 0) + if(trunc((-1,-1)) = 2, 1, 0) + if(trunc((0,-1)) = 2, 1, 0)), 0)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</table:table-row>
        <table:table-row table:style-name="ro9">
          <table:table-cell table:style-name="ce8" table:formula="oooc:=CONCATENATE(&quot;partial_attacking_proability(&lt;&quot;;[.C45];&quot;, &quot;;[.D45];&quot;&gt;)&quot;)" office:value-type="string" office:string-value="partial_attacking_proability(&lt;1, -1&gt;)">
            <text:p>partial_attacking_proability(&lt;1, -1&gt;)</text:p>
          </table:table-cell>
          <table:table-cell table:style-name="ce7" table:formula="oooc:=CONCATENATE(&quot;if(trunc((&quot;;[.C45];&quot;,&quot;;[.D45];&quot;)) = &quot;;[DEVS_Cell_Values.B$5];&quot;, 1.0/(&quot;;[.B36];&quot;), 0)&quot;)" office:value-type="string" office:string-value="if(trunc((1,-1)) = 2, 1.0/(if(trunc((1,0)) = 2, 1, 0) + if(trunc((1,1)) = 2, 1, 0) + if(trunc((0,1)) = 2, 1, 0) + if(trunc((-1,1)) = 2, 1, 0) + if(trunc((-1,0)) = 2, 1, 0) + if(trunc((-1,-1)) = 2, 1, 0) + if(trunc((0,-1)) = 2, 1, 0) + if(trunc((1,-1)) = 2, 1, 0)), 0)">
            <text:p>if(trunc((1,-1)) = 2, 1.0/(if(trunc((1,0)) = 2, 1, 0) + if(trunc((1,1)) = 2, 1, 0) + if(trunc((0,1)) = 2, 1, 0) + if(trunc((-1,1)) = 2, 1, 0) + if(trunc((-1,0)) = 2, 1, 0) + if(trunc((-1,-1)) = 2, 1, 0) + if(trunc((0,-1)) = 2, 1, 0) + if(trunc((1,-1)) = 2, 1, 0)), 0)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-1">
            <text:p>-1</text:p>
          </table:table-cell>
        </table:table-row>
        <table:table-row table:style-name="ro2">
          <table:table-cell table:number-columns-repeated="4"/>
        </table:table-row>
        <table:table-row table:style-name="ro10">
          <table:table-cell office:value-type="string">
            <text:p>target()</text:p>
          </table:table-cell>
          <table:table-cell table:style-name="ce7" table:formula="oooc:=CONCATENATE(&quot;if(&quot;;[.B7];&quot; &lt; &quot;;[.B45];&quot;, 0.5, if(&quot;;[.B7];&quot; &lt; &quot;;[.B44];&quot;, 0.4375, if(&quot;;[.B7];&quot; &lt; &quot;;[.B43];&quot;, 0.375, if(&quot;;[.B7];&quot; &lt; &quot;;[.B42];&quot;, 0.3125, if(&quot;;[.B7];&quot; &lt; &quot;;[.B41];&quot;, 0.25, if(&quot;;[.B7];&quot; &lt; &quot;;[.B40];&quot;, 0.1875, if(&quot;;[.B7];&quot; &lt; &quot;;[.B39];&quot;, 0.125, 0.0625)))))))&quot;)" office:value-type="string" office:string-value="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">
            <text:p>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</text:p>
          </table:table-cell>
          <table:table-cell table:style-name="ce7"/>
          <table:table-cell/>
        </table:table-row>
        <table:table-row table:style-name="ro2" table:number-rows-repeated="6548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Normal_Cells" table:style-name="ta1" table:print="false">
        <office:forms form:automatic-focus="false" form:apply-design-mode="false"/>
        <table:table-column table:style-name="co8" table:default-cell-style-name="ce1"/>
        <table:table-column table:style-name="co9" table:default-cell-style-name="ce3"/>
        <table:table-column table:style-name="co3" table:default-cell-style-name="Default"/>
        <table:table-row table:style-name="ro11">
          <table:table-cell table:style-name="ce5" office:value-type="string">
            <text:p>tau_normal(s) = if(receiving, tau_preparing(s), tau_praying(s))</text:p>
          </table:table-cell>
          <table:table-cell table:style-name="ce11" table:formula="oooc:=CONCATENATE(&quot;if(&quot;;[.B3];&quot;, &quot;;[Immunity_Cells.B5];&quot;, &quot;;[.B5];&quot;)&quot;)" office:value-type="string" office:string-value="if(((if((-1,0) = 1.0625, 1, 0) + if((-1,-1) = 1.125, 1, 0) + if((0,-1) = 1.1875, 1, 0) + if((1,-1) = 1.25, 1, 0) + if((1,0) = 1.3125, 1, 0) + if((1,1) = 1.375, 1, 0) + if((0,1) = 1.4375, 1, 0) + if((-1,1) = 1.5, 1, 0))=1), if(((if(trunc((-1,0)) = 2, 1, 0) + if(trunc((-1,-1)) = 2, 1, 0) + if(trunc((0,-1)) = 2, 1, 0) + if(trunc((1,-1)) = 2, 1, 0) + if(trunc((1,0)) = 2, 1, 0) + if(trunc((1,1)) = 2, 1, 0) + if(trunc((0,1)) = 2, 1, 0) + if(trunc((-1,1)) = 2, 1, 0)) &gt; 0), 1 + 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, if(((uniform(0, 1)) &lt; #Macro(p_moving)), 1 + ((trunc(uniform(0, 8)) + 1)*0.0625), 1)), if(((if((-1,0) = 2.0625, 1, 0) + if((-1,-1) = 2.125, 1, 0) + if((0,-1) = 2.1875, 1, 0) + if((1,-1) = 2.25, 1, 0) + if((1,0) = 2.3125, 1, 0) + if((1,1) = 2.375, 1, 0) + if((0,1) = 2.4375, 1, 0) + if((-1,1) = 2.5, 1, 0)) &gt; 0), if(((uniform(0, 1)) &lt; #Macro(p_dividing)), if(((if(trunc((-1,0)) = 0, 1, 0) + if(trunc((-1,-1)) = 0, 1, 0) + if(trunc((0,-1)) = 0, 1, 0) + if(trunc((1,-1)) = 0, 1, 0) + if(trunc((1,0)) = 0, 1, 0) + if(trunc((1,1)) = 0, 1, 0) + if(trunc((0,1)) = 0, 1, 0) + if(trunc((-1,1)) = 0, 1, 0)) = 0), 3, 2 + ((trunc(uniform(0, 8)) + 1)*0.0625)), 2), if((((if(trunc((-1,0)) = 0, 1, 0) + if(trunc((-1,-1)) = 0, 1, 0) + if(trunc((0,-1)) = 0, 1, 0) + if(trunc((1,-1)) = 0, 1, 0) + if(trunc((1,0)) = 0, 1, 0) + if(trunc((1,1)) = 0, 1, 0) + if(trunc((0,1)) = 0, 1, 0) + if(trunc((-1,1)) = 0, 1, 0)) = 8) and ((uniform(0, 1)) &lt; #Macro(p_resisting))), if(((if(trunc((-1,0)) = 2, 1, 0) + if(trunc((-1,-1)) = 2, 1, 0) + if(trunc((0,-1)) = 2, 1, 0) + if(trunc((1,-1)) = 2, 1, 0) + if(trunc((1,0)) = 2, 1, 0) + if(trunc((1,1)) = 2, 1, 0) + if(trunc((0,1)) = 2, 1, 0) + if(trunc((-1,1)) = 2, 1, 0)) &gt; 0), 1 + 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, if(((uniform(0, 1)) &lt; #Macro(p_moving)), 1 + ((trunc(uniform(0, 8)) + 1)*0.0625), 1)), 0)))">
            <text:p>if(((if((-1,0) = 1.0625, 1, 0) + if((-1,-1) = 1.125, 1, 0) + if((0,-1) = 1.1875, 1, 0) + if((1,-1) = 1.25, 1, 0) + if((1,0) = 1.3125, 1, 0) + if((1,1) = 1.375, 1, 0) + if((0,1) = 1.4375, 1, 0) + if((-1,1) = 1.5, 1, 0))=1), if(((if(trunc((-1,0)) = 2, 1, 0) + if(trunc((-1,-1)) = 2, 1, 0) + if(trunc((0,-1)) = 2, 1, 0) + if(trunc((1,-1)) = 2, 1, 0) + if(trunc((1,0)) = 2, 1, 0) + if(trunc((1,1)) = 2, 1, 0) + if(trunc((0,1)) = 2, 1, 0) + if(trunc((-1,1)) = 2, 1, 0)) &gt; 0), 1 + 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, if(((uniform(0, 1)) &lt; #Macro(p_moving)), 1 + ((trunc(uniform(0, 8)) + 1)*0.0625), 1)), if(((if((-1,0) = 2.0625, 1, 0) + if((-1,-1) = 2.125, 1, 0) + if((0,-1) = 2.1875, 1, 0) + if((1,-1) = 2.25, 1, 0) + if((1,0) = 2.3125, 1, 0) + if((1,1) = 2.375, 1, 0) + if((0,1) = 2.4375, 1, 0) + if((-1,1) = 2.5, 1, 0)) &gt; 0), if(((uniform(0, 1)) &lt; #Macro(p_dividing)), if(((if(trunc((-1,0)) = 0, 1, 0) + if(trunc((-1,-1)) = 0, 1, 0) + if(trunc((0,-1)) = 0, 1, 0) + if(trunc((1,-1)) = 0, 1, 0) + if(trunc((1,0)) = 0, 1, 0) + if(trunc((1,1)) = 0, 1, 0) + if(trunc((0,1)) = 0, 1, 0) + if(trunc((-1,1)) = 0, 1, 0)) = 0), 3, 2 + ((trunc(uniform(0, 8)) + 1)*0.0625)), 2), if((((if(trunc((-1,0)) = 0, 1, 0) + if(trunc((-1,-1)) = 0, 1, 0) + if(trunc((0,-1)) = 0, 1, 0) + if(trunc((1,-1)) = 0, 1, 0) + if(trunc((1,0)) = 0, 1, 0) + if(trunc((1,1)) = 0, 1, 0) + if(trunc((0,1)) = 0, 1, 0) + if(trunc((-1,1)) = 0, 1, 0)) = 8) and ((uniform(0, 1)) &lt; #Macro(p_resisting))), if(((if(trunc((-1,0)) = 2, 1, 0) + if(trunc((-1,-1)) = 2, 1, 0) + if(trunc((0,-1)) = 2, 1, 0) + if(trunc((1,-1)) = 2, 1, 0) + if(trunc((1,0)) = 2, 1, 0) + if(trunc((1,1)) = 2, 1, 0) + if(trunc((0,1)) = 2, 1, 0) + if(trunc((-1,1)) = 2, 1, 0)) &gt; 0), 1 + 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, if(((uniform(0, 1)) &lt; #Macro(p_moving)), 1 + ((trunc(uniform(0, 8)) + 1)*0.0625), 1)), 0)))</text:p>
          </table:table-cell>
          <table:table-cell table:style-name="ce3"/>
        </table:table-row>
        <table:table-row table:style-name="ro2">
          <table:table-cell table:number-columns-repeated="3"/>
        </table:table-row>
        <table:table-row table:style-name="ro8">
          <table:table-cell table:style-name="ce5" office:value-type="string">
            <text:p>receiving = (count_incoming(s, immunity, &lt;0, 0&gt; = 1)</text:p>
          </table:table-cell>
          <table:table-cell table:style-name="ce9" table:formula="oooc:=CONCATENATE(&quot;(&quot;;[Primitive_Functions.B17];&quot;=&quot;;1;&quot;)&quot;)" office:value-type="string" office:string-value="((if((-1,0) = 1.0625, 1, 0) + if((-1,-1) = 1.125, 1, 0) + if((0,-1) = 1.1875, 1, 0) + if((1,-1) = 1.25, 1, 0) + if((1,0) = 1.3125, 1, 0) + if((1,1) = 1.375, 1, 0) + if((0,1) = 1.4375, 1, 0) + if((-1,1) = 1.5, 1, 0))=1)">
            <text:p>((if((-1,0) = 1.0625, 1, 0) + if((-1,-1) = 1.125, 1, 0) + if((0,-1) = 1.1875, 1, 0) + if((1,-1) = 1.25, 1, 0) + if((1,0) = 1.3125, 1, 0) + if((1,1) = 1.375, 1, 0) + if((0,1) = 1.4375, 1, 0) + if((-1,1) = 1.5, 1, 0))=1)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2">
          <table:table-cell table:style-name="ce5" office:value-type="string">
            <text:p>tau_praying(s) = if(mutating, tau_plotting(s), tau_waiting(s))</text:p>
          </table:table-cell>
          <table:table-cell table:style-name="ce9" table:formula="oooc:=CONCATENATE(&quot;if(&quot;;[.B7];&quot;, &quot;;[Proliferative_Cells.B9];&quot;, &quot;;[.B9];&quot;)&quot;)" office:value-type="string" office:string-value="if(((if((-1,0) = 2.0625, 1, 0) + if((-1,-1) = 2.125, 1, 0) + if((0,-1) = 2.1875, 1, 0) + if((1,-1) = 2.25, 1, 0) + if((1,0) = 2.3125, 1, 0) + if((1,1) = 2.375, 1, 0) + if((0,1) = 2.4375, 1, 0) + if((-1,1) = 2.5, 1, 0)) &gt; 0), if(((uniform(0, 1)) &lt; #Macro(p_dividing)), if(((if(trunc((-1,0)) = 0, 1, 0) + if(trunc((-1,-1)) = 0, 1, 0) + if(trunc((0,-1)) = 0, 1, 0) + if(trunc((1,-1)) = 0, 1, 0) + if(trunc((1,0)) = 0, 1, 0) + if(trunc((1,1)) = 0, 1, 0) + if(trunc((0,1)) = 0, 1, 0) + if(trunc((-1,1)) = 0, 1, 0)) = 0), 3, 2 + ((trunc(uniform(0, 8)) + 1)*0.0625)), 2), if((((if(trunc((-1,0)) = 0, 1, 0) + if(trunc((-1,-1)) = 0, 1, 0) + if(trunc((0,-1)) = 0, 1, 0) + if(trunc((1,-1)) = 0, 1, 0) + if(trunc((1,0)) = 0, 1, 0) + if(trunc((1,1)) = 0, 1, 0) + if(trunc((0,1)) = 0, 1, 0) + if(trunc((-1,1)) = 0, 1, 0)) = 8) and ((uniform(0, 1)) &lt; #Macro(p_resisting))), if(((if(trunc((-1,0)) = 2, 1, 0) + if(trunc((-1,-1)) = 2, 1, 0) + if(trunc((0,-1)) = 2, 1, 0) + if(trunc((1,-1)) = 2, 1, 0) + if(trunc((1,0)) = 2, 1, 0) + if(trunc((1,1)) = 2, 1, 0) + if(trunc((0,1)) = 2, 1, 0) + if(trunc((-1,1)) = 2, 1, 0)) &gt; 0), 1 + 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, if(((uniform(0, 1)) &lt; #Macro(p_moving)), 1 + ((trunc(uniform(0, 8)) + 1)*0.0625), 1)), 0))">
            <text:p>if(((if((-1,0) = 2.0625, 1, 0) + if((-1,-1) = 2.125, 1, 0) + if((0,-1) = 2.1875, 1, 0) + if((1,-1) = 2.25, 1, 0) + if((1,0) = 2.3125, 1, 0) + if((1,1) = 2.375, 1, 0) + if((0,1) = 2.4375, 1, 0) + if((-1,1) = 2.5, 1, 0)) &gt; 0), if(((uniform(0, 1)) &lt; #Macro(p_dividing)), if(((if(trunc((-1,0)) = 0, 1, 0) + if(trunc((-1,-1)) = 0, 1, 0) + if(trunc((0,-1)) = 0, 1, 0) + if(trunc((1,-1)) = 0, 1, 0) + if(trunc((1,0)) = 0, 1, 0) + if(trunc((1,1)) = 0, 1, 0) + if(trunc((0,1)) = 0, 1, 0) + if(trunc((-1,1)) = 0, 1, 0)) = 0), 3, 2 + ((trunc(uniform(0, 8)) + 1)*0.0625)), 2), if((((if(trunc((-1,0)) = 0, 1, 0) + if(trunc((-1,-1)) = 0, 1, 0) + if(trunc((0,-1)) = 0, 1, 0) + if(trunc((1,-1)) = 0, 1, 0) + if(trunc((1,0)) = 0, 1, 0) + if(trunc((1,1)) = 0, 1, 0) + if(trunc((0,1)) = 0, 1, 0) + if(trunc((-1,1)) = 0, 1, 0)) = 8) and ((uniform(0, 1)) &lt; #Macro(p_resisting))), if(((if(trunc((-1,0)) = 2, 1, 0) + if(trunc((-1,-1)) = 2, 1, 0) + if(trunc((0,-1)) = 2, 1, 0) + if(trunc((1,-1)) = 2, 1, 0) + if(trunc((1,0)) = 2, 1, 0) + if(trunc((1,1)) = 2, 1, 0) + if(trunc((0,1)) = 2, 1, 0) + if(trunc((-1,1)) = 2, 1, 0)) &gt; 0), 1 + 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, if(((uniform(0, 1)) &lt; #Macro(p_moving)), 1 + ((trunc(uniform(0, 8)) + 1)*0.0625), 1)), 0))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8">
          <table:table-cell table:style-name="ce5" office:value-type="string">
            <text:p>mutating = (count_incoming(s, proliferating, &lt;0, 0&gt;) &gt; 0)</text:p>
          </table:table-cell>
          <table:table-cell table:style-name="ce9" table:formula="oooc:=CONCATENATE(&quot;(&quot;;[Primitive_Functions.B15];&quot; &gt; 0)&quot;)" office:value-type="string" office:string-value="((if((-1,0) = 2.0625, 1, 0) + if((-1,-1) = 2.125, 1, 0) + if((0,-1) = 2.1875, 1, 0) + if((1,-1) = 2.25, 1, 0) + if((1,0) = 2.3125, 1, 0) + if((1,1) = 2.375, 1, 0) + if((0,1) = 2.4375, 1, 0) + if((-1,1) = 2.5, 1, 0)) &gt; 0)">
            <text:p>((if((-1,0) = 2.0625, 1, 0) + if((-1,-1) = 2.125, 1, 0) + if((0,-1) = 2.1875, 1, 0) + if((1,-1) = 2.25, 1, 0) + if((1,0) = 2.3125, 1, 0) + if((1,1) = 2.375, 1, 0) + if((0,1) = 2.4375, 1, 0) + if((-1,1) = 2.5, 1, 0)) &gt; 0)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13">
          <table:table-cell table:style-name="ce5" office:value-type="string">
            <text:p>tau_waiting(s) = if(resisting, tau_preparing(s), &lt;normal, &lt;0, 0&gt;&gt;)</text:p>
          </table:table-cell>
          <table:table-cell table:style-name="ce9" table:formula="oooc:=CONCATENATE(&quot;if(&quot;;[.B11];&quot;, &quot;;[Immunity_Cells.B5];&quot;, &quot;;[DEVS_Cell_Values.B1];&quot;)&quot;)" office:value-type="string" office:string-value="if((((if(trunc((-1,0)) = 0, 1, 0) + if(trunc((-1,-1)) = 0, 1, 0) + if(trunc((0,-1)) = 0, 1, 0) + if(trunc((1,-1)) = 0, 1, 0) + if(trunc((1,0)) = 0, 1, 0) + if(trunc((1,1)) = 0, 1, 0) + if(trunc((0,1)) = 0, 1, 0) + if(trunc((-1,1)) = 0, 1, 0)) = 8) and ((uniform(0, 1)) &lt; #Macro(p_resisting))), if(((if(trunc((-1,0)) = 2, 1, 0) + if(trunc((-1,-1)) = 2, 1, 0) + if(trunc((0,-1)) = 2, 1, 0) + if(trunc((1,-1)) = 2, 1, 0) + if(trunc((1,0)) = 2, 1, 0) + if(trunc((1,1)) = 2, 1, 0) + if(trunc((0,1)) = 2, 1, 0) + if(trunc((-1,1)) = 2, 1, 0)) &gt; 0), 1 + 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, if(((uniform(0, 1)) &lt; #Macro(p_moving)), 1 + ((trunc(uniform(0, 8)) + 1)*0.0625), 1)), 0)">
            <text:p>if((((if(trunc((-1,0)) = 0, 1, 0) + if(trunc((-1,-1)) = 0, 1, 0) + if(trunc((0,-1)) = 0, 1, 0) + if(trunc((1,-1)) = 0, 1, 0) + if(trunc((1,0)) = 0, 1, 0) + if(trunc((1,1)) = 0, 1, 0) + if(trunc((0,1)) = 0, 1, 0) + if(trunc((-1,1)) = 0, 1, 0)) = 8) and ((uniform(0, 1)) &lt; #Macro(p_resisting))), if(((if(trunc((-1,0)) = 2, 1, 0) + if(trunc((-1,-1)) = 2, 1, 0) + if(trunc((0,-1)) = 2, 1, 0) + if(trunc((1,-1)) = 2, 1, 0) + if(trunc((1,0)) = 2, 1, 0) + if(trunc((1,1)) = 2, 1, 0) + if(trunc((0,1)) = 2, 1, 0) + if(trunc((-1,1)) = 2, 1, 0)) &gt; 0), 1 + 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, if(((uniform(0, 1)) &lt; #Macro(p_moving)), 1 + ((trunc(uniform(0, 8)) + 1)*0.0625), 1)), 0)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5">
          <table:table-cell table:style-name="ce5" office:value-type="string">
            <text:p>resisting = (count_near(s, normal, adjacents) = 8) and (random_uniform() &lt; p_resisting)</text:p>
          </table:table-cell>
          <table:table-cell table:style-name="ce9" table:formula="oooc:=CONCATENATE(&quot;((&quot;;[Primitive_Functions.B11];&quot; = 8) and (&quot;;[Primitive_Functions.B7];&quot; &lt; &quot;;[Parameters.B3];&quot;))&quot;)" office:value-type="string" office:string-value="(((if(trunc((-1,0)) = 0, 1, 0) + if(trunc((-1,-1)) = 0, 1, 0) + if(trunc((0,-1)) = 0, 1, 0) + if(trunc((1,-1)) = 0, 1, 0) + if(trunc((1,0)) = 0, 1, 0) + if(trunc((1,1)) = 0, 1, 0) + if(trunc((0,1)) = 0, 1, 0) + if(trunc((-1,1)) = 0, 1, 0)) = 8) and ((uniform(0, 1)) &lt; #Macro(p_resisting)))">
            <text:p>(((if(trunc((-1,0)) = 0, 1, 0) + if(trunc((-1,-1)) = 0, 1, 0) + if(trunc((0,-1)) = 0, 1, 0) + if(trunc((1,-1)) = 0, 1, 0) + if(trunc((1,0)) = 0, 1, 0) + if(trunc((1,1)) = 0, 1, 0) + if(trunc((0,1)) = 0, 1, 0) + if(trunc((-1,1)) = 0, 1, 0)) = 8) and ((uniform(0, 1)) &lt; #Macro(p_resisting)))</text:p>
          </table:table-cell>
          <table:table-cell/>
        </table:table-row>
        <table:table-row table:style-name="ro2" table:number-rows-repeated="6552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Immunity_Cells" table:style-name="ta1" table:print="false">
        <office:forms form:automatic-focus="false" form:apply-design-mode="false"/>
        <table:table-column table:style-name="co10" table:default-cell-style-name="ce1"/>
        <table:table-column table:style-name="co11" table:default-cell-style-name="ce3"/>
        <table:table-column table:style-name="co3" table:default-cell-style-name="Default"/>
        <table:table-row table:style-name="ro14">
          <table:table-cell table:style-name="ce5" office:value-type="string">
            <text:p>tau_immunity(s) = if(leaving, &lt;normal, &lt;0, 0&gt;&gt;, tau_preparing(s))</text:p>
          </table:table-cell>
          <table:table-cell table:style-name="ce12" table:formula="oooc:=CONCATENATE(&quot;if(&quot;;[.B3];&quot;, &quot;;[DEVS_Cell_Values.B1];&quot;, &quot;;[.B5];&quot;)&quot;)" office:value-type="string" office:string-value="if((((remainder((0,0), 1)*16) != 0) and ((trunc(if((0,0) = 1.0625, (1,0), if((0,0) = 1.125, (1,1), if((0,0) = 1.1875, (0,1), if((0,0) = 1.25, (-1,1), if((0,0) = 1.3125, (-1,0), if((0,0) = 1.375, (-1,-1), if((0,0) = 1.4375, (0,-1), (1,-1))))))))) = 0) or (trunc(if((0,0) = 1.0625, (1,0), if((0,0) = 1.125, (1,1), if((0,0) = 1.1875, (0,1), if((0,0) = 1.25, (-1,1), if((0,0) = 1.3125, (-1,0), if((0,0) = 1.375, (-1,-1), if((0,0) = 1.4375, (0,-1), (1,-1))))))))) = 2)) and (if((0,0) = 1.0625, (if((0,0) = 1.0625, 1, 0) + if((0,-1) = 1.125, 1, 0) + if((1,-1) = 1.1875, 1, 0) + if((2,-1) = 1.25, 1, 0) + if((2,0) = 1.3125, 1, 0) + if((2,1) = 1.375, 1, 0) + if((1,1) = 1.4375, 1, 0) + if((0,1) = 1.5, 1, 0)), if((0,0) = 1.125, (if((0,1) = 1.0625, 1, 0) + if((0,0) = 1.125, 1, 0) + if((1,0) = 1.1875, 1, 0) + if((2,0) = 1.25, 1, 0) + if((2,1) = 1.3125, 1, 0) + if((2,2) = 1.375, 1, 0) + if((1,2) = 1.4375, 1, 0) + if((0,2) = 1.5, 1, 0)), if((0,0) = 1.1875, (if((-1,1) = 1.0625, 1, 0) + if((-1,0) = 1.125, 1, 0) + if((0,0) = 1.1875, 1, 0) + if((1,0) = 1.25, 1, 0) + if((1,1) = 1.3125, 1, 0) + if((1,2) = 1.375, 1, 0) + if((0,2) = 1.4375, 1, 0) + if((-1,2) = 1.5, 1, 0)), if((0,0) = 1.25, (if((-2,1) = 1.0625, 1, 0) + if((-2,0) = 1.125, 1, 0) + if((-1,0) = 1.1875, 1, 0) + if((0,0) = 1.25, 1, 0) + if((0,1) = 1.3125, 1, 0) + if((0,2) = 1.375, 1, 0) + if((-1,2) = 1.4375, 1, 0) + if((-2,2) = 1.5, 1, 0)), if((0,0) = 1.3125, (if((-2,0) = 1.0625, 1, 0) + if((-2,-1) = 1.125, 1, 0) + if((-1,-1) = 1.1875, 1, 0) + if((0,-1) = 1.25, 1, 0) + if((0,0) = 1.3125, 1, 0) + if((0,1) = 1.375, 1, 0) + if((-1,1) = 1.4375, 1, 0) + if((-2,1) = 1.5, 1, 0)), if((0,0) = 1.375, (if((-2,-1) = 1.0625, 1, 0) + if((-2,-2) = 1.125, 1, 0) + if((-1,-2) = 1.1875, 1, 0) + if((0,-2) = 1.25, 1, 0) + if((0,-1) = 1.3125, 1, 0) + if((0,0) = 1.375, 1, 0) + if((-1,0) = 1.4375, 1, 0) + if((-2,0) = 1.5, 1, 0)), if((0,0) = 1.4375, (if((-1,-1) = 1.0625, 1, 0) + if((-1,-2) = 1.125, 1, 0) + if((0,-2) = 1.1875, 1, 0) + if((1,-2) = 1.25, 1, 0) + if((1,-1) = 1.3125, 1, 0) + if((1,0) = 1.375, 1, 0) + if((0,0) = 1.4375, 1, 0) + if((-1,0) = 1.5, 1, 0)), (if((0,-1) = 1.0625, 1, 0) + if((0,-2) = 1.125, 1, 0) + if((1,-2) = 1.1875, 1, 0) + if((2,-2) = 1.25, 1, 0) + if((2,-1) = 1.3125, 1, 0) + if((2,0) = 1.375, 1, 0) + if((1,0) = 1.4375, 1, 0) + if((0,0) = 1.5, 1, 0))))))))) = 1)), 0, if(((if(trunc((-1,0)) = 2, 1, 0) + if(trunc((-1,-1)) = 2, 1, 0) + if(trunc((0,-1)) = 2, 1, 0) + if(trunc((1,-1)) = 2, 1, 0) + if(trunc((1,0)) = 2, 1, 0) + if(trunc((1,1)) = 2, 1, 0) + if(trunc((0,1)) = 2, 1, 0) + if(trunc((-1,1)) = 2, 1, 0)) &gt; 0), 1 + 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, if(((uniform(0, 1)) &lt; #Macro(p_moving)), 1 + ((trunc(uniform(0, 8)) + 1)*0.0625), 1)))">
            <text:p>if((((remainder((0,0), 1)*16) != 0) and ((trunc(if((0,0) = 1.0625, (1,0), if((0,0) = 1.125, (1,1), if((0,0) = 1.1875, (0,1), if((0,0) = 1.25, (-1,1), if((0,0) = 1.3125, (-1,0), if((0,0) = 1.375, (-1,-1), if((0,0) = 1.4375, (0,-1), (1,-1))))))))) = 0) or (trunc(if((0,0) = 1.0625, (1,0), if((0,0) = 1.125, (1,1), if((0,0) = 1.1875, (0,1), if((0,0) = 1.25, (-1,1), if((0,0) = 1.3125, (-1,0), if((0,0) = 1.375, (-1,-1), if((0,0) = 1.4375, (0,-1), (1,-1))))))))) = 2)) and (if((0,0) = 1.0625, (if((0,0) = 1.0625, 1, 0) + if((0,-1) = 1.125, 1, 0) + if((1,-1) = 1.1875, 1, 0) + if((2,-1) = 1.25, 1, 0) + if((2,0) = 1.3125, 1, 0) + if((2,1) = 1.375, 1, 0) + if((1,1) = 1.4375, 1, 0) + if((0,1) = 1.5, 1, 0)), if((0,0) = 1.125, (if((0,1) = 1.0625, 1, 0) + if((0,0) = 1.125, 1, 0) + if((1,0) = 1.1875, 1, 0) + if((2,0) = 1.25, 1, 0) + if((2,1) = 1.3125, 1, 0) + if((2,2) = 1.375, 1, 0) + if((1,2) = 1.4375, 1, 0) + if((0,2) = 1.5, 1, 0)), if((0,0) = 1.1875, (if((-1,1) = 1.0625, 1, 0) + if((-1,0) = 1.125, 1, 0) + if((0,0) = 1.1875, 1, 0) + if((1,0) = 1.25, 1, 0) + if((1,1) = 1.3125, 1, 0) + if((1,2) = 1.375, 1, 0) + if((0,2) = 1.4375, 1, 0) + if((-1,2) = 1.5, 1, 0)), if((0,0) = 1.25, (if((-2,1) = 1.0625, 1, 0) + if((-2,0) = 1.125, 1, 0) + if((-1,0) = 1.1875, 1, 0) + if((0,0) = 1.25, 1, 0) + if((0,1) = 1.3125, 1, 0) + if((0,2) = 1.375, 1, 0) + if((-1,2) = 1.4375, 1, 0) + if((-2,2) = 1.5, 1, 0)), if((0,0) = 1.3125, (if((-2,0) = 1.0625, 1, 0) + if((-2,-1) = 1.125, 1, 0) + if((-1,-1) = 1.1875, 1, 0) + if((0,-1) = 1.25, 1, 0) + if((0,0) = 1.3125, 1, 0) + if((0,1) = 1.375, 1, 0) + if((-1,1) = 1.4375, 1, 0) + if((-2,1) = 1.5, 1, 0)), if((0,0) = 1.375, (if((-2,-1) = 1.0625, 1, 0) + if((-2,-2) = 1.125, 1, 0) + if((-1,-2) = 1.1875, 1, 0) + if((0,-2) = 1.25, 1, 0) + if((0,-1) = 1.3125, 1, 0) + if((0,0) = 1.375, 1, 0) + if((-1,0) = 1.4375, 1, 0) + if((-2,0) = 1.5, 1, 0)), if((0,0) = 1.4375, (if((-1,-1) = 1.0625, 1, 0) + if((-1,-2) = 1.125, 1, 0) + if((0,-2) = 1.1875, 1, 0) + if((1,-2) = 1.25, 1, 0) + if((1,-1) = 1.3125, 1, 0) + if((1,0) = 1.375, 1, 0) + if((0,0) = 1.4375, 1, 0) + if((-1,0) = 1.5, 1, 0)), (if((0,-1) = 1.0625, 1, 0) + if((0,-2) = 1.125, 1, 0) + if((1,-2) = 1.1875, 1, 0) + if((2,-2) = 1.25, 1, 0) + if((2,-1) = 1.3125, 1, 0) + if((2,0) = 1.375, 1, 0) + if((1,0) = 1.4375, 1, 0) + if((0,0) = 1.5, 1, 0))))))))) = 1)), 0, if(((if(trunc((-1,0)) = 2, 1, 0) + if(trunc((-1,-1)) = 2, 1, 0) + if(trunc((0,-1)) = 2, 1, 0) + if(trunc((1,-1)) = 2, 1, 0) + if(trunc((1,0)) = 2, 1, 0) + if(trunc((1,1)) = 2, 1, 0) + if(trunc((0,1)) = 2, 1, 0) + if(trunc((-1,1)) = 2, 1, 0)) &gt; 0), 1 + 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, if(((uniform(0, 1)) &lt; #Macro(p_moving)), 1 + ((trunc(uniform(0, 8)) + 1)*0.0625), 1)))</text:p>
          </table:table-cell>
          <table:table-cell table:style-name="ce11"/>
        </table:table-row>
        <table:table-row table:style-name="ro2">
          <table:table-cell table:number-columns-repeated="3"/>
        </table:table-row>
        <table:table-row table:style-name="ro15">
          <table:table-cell table:style-name="ce5" office:value-type="string">
            <text:p>leaving = (direction(&lt;0, 0&gt;) != &lt;0, 0&gt;) and ((type(direction&lt;0, 0&gt;) = normal) or (type(direction&lt;0, 0&gt;) = proliferative)) and (count_incoming(s, immunity, direction(&lt;0, 0&gt;)) = 1)</text:p>
          </table:table-cell>
          <table:table-cell table:style-name="ce9" table:formula="oooc:=CONCATENATE(&quot;((&quot;;[Primitive_Functions.B3];&quot; != 0) and ((&quot;;[Primitive_Functions.B5];&quot; = &quot;; [DEVS_Cell_Values.B1];&quot;) or (&quot;;[Primitive_Functions.B5];&quot; = &quot;; [DEVS_Cell_Values.B5];&quot;)) and (&quot;;[Primitive_Functions.B27];&quot; = 1))&quot;)" office:value-type="string" office:string-value="(((remainder((0,0), 1)*16) != 0) and ((trunc(if((0,0) = 1.0625, (1,0), if((0,0) = 1.125, (1,1), if((0,0) = 1.1875, (0,1), if((0,0) = 1.25, (-1,1), if((0,0) = 1.3125, (-1,0), if((0,0) = 1.375, (-1,-1), if((0,0) = 1.4375, (0,-1), (1,-1))))))))) = 0) or (trunc(if((0,0) = 1.0625, (1,0), if((0,0) = 1.125, (1,1), if((0,0) = 1.1875, (0,1), if((0,0) = 1.25, (-1,1), if((0,0) = 1.3125, (-1,0), if((0,0) = 1.375, (-1,-1), if((0,0) = 1.4375, (0,-1), (1,-1))))))))) = 2)) and (if((0,0) = 1.0625, (if((0,0) = 1.0625, 1, 0) + if((0,-1) = 1.125, 1, 0) + if((1,-1) = 1.1875, 1, 0) + if((2,-1) = 1.25, 1, 0) + if((2,0) = 1.3125, 1, 0) + if((2,1) = 1.375, 1, 0) + if((1,1) = 1.4375, 1, 0) + if((0,1) = 1.5, 1, 0)), if((0,0) = 1.125, (if((0,1) = 1.0625, 1, 0) + if((0,0) = 1.125, 1, 0) + if((1,0) = 1.1875, 1, 0) + if((2,0) = 1.25, 1, 0) + if((2,1) = 1.3125, 1, 0) + if((2,2) = 1.375, 1, 0) + if((1,2) = 1.4375, 1, 0) + if((0,2) = 1.5, 1, 0)), if((0,0) = 1.1875, (if((-1,1) = 1.0625, 1, 0) + if((-1,0) = 1.125, 1, 0) + if((0,0) = 1.1875, 1, 0) + if((1,0) = 1.25, 1, 0) + if((1,1) = 1.3125, 1, 0) + if((1,2) = 1.375, 1, 0) + if((0,2) = 1.4375, 1, 0) + if((-1,2) = 1.5, 1, 0)), if((0,0) = 1.25, (if((-2,1) = 1.0625, 1, 0) + if((-2,0) = 1.125, 1, 0) + if((-1,0) = 1.1875, 1, 0) + if((0,0) = 1.25, 1, 0) + if((0,1) = 1.3125, 1, 0) + if((0,2) = 1.375, 1, 0) + if((-1,2) = 1.4375, 1, 0) + if((-2,2) = 1.5, 1, 0)), if((0,0) = 1.3125, (if((-2,0) = 1.0625, 1, 0) + if((-2,-1) = 1.125, 1, 0) + if((-1,-1) = 1.1875, 1, 0) + if((0,-1) = 1.25, 1, 0) + if((0,0) = 1.3125, 1, 0) + if((0,1) = 1.375, 1, 0) + if((-1,1) = 1.4375, 1, 0) + if((-2,1) = 1.5, 1, 0)), if((0,0) = 1.375, (if((-2,-1) = 1.0625, 1, 0) + if((-2,-2) = 1.125, 1, 0) + if((-1,-2) = 1.1875, 1, 0) + if((0,-2) = 1.25, 1, 0) + if((0,-1) = 1.3125, 1, 0) + if((0,0) = 1.375, 1, 0) + if((-1,0) = 1.4375, 1, 0) + if((-2,0) = 1.5, 1, 0)), if((0,0) = 1.4375, (if((-1,-1) = 1.0625, 1, 0) + if((-1,-2) = 1.125, 1, 0) + if((0,-2) = 1.1875, 1, 0) + if((1,-2) = 1.25, 1, 0) + if((1,-1) = 1.3125, 1, 0) + if((1,0) = 1.375, 1, 0) + if((0,0) = 1.4375, 1, 0) + if((-1,0) = 1.5, 1, 0)), (if((0,-1) = 1.0625, 1, 0) + if((0,-2) = 1.125, 1, 0) + if((1,-2) = 1.1875, 1, 0) + if((2,-2) = 1.25, 1, 0) + if((2,-1) = 1.3125, 1, 0) + if((2,0) = 1.375, 1, 0) + if((1,0) = 1.4375, 1, 0) + if((0,0) = 1.5, 1, 0))))))))) = 1))">
            <text:p>(((remainder((0,0), 1)*16) != 0) and ((trunc(if((0,0) = 1.0625, (1,0), if((0,0) = 1.125, (1,1), if((0,0) = 1.1875, (0,1), if((0,0) = 1.25, (-1,1), if((0,0) = 1.3125, (-1,0), if((0,0) = 1.375, (-1,-1), if((0,0) = 1.4375, (0,-1), (1,-1))))))))) = 0) or (trunc(if((0,0) = 1.0625, (1,0), if((0,0) = 1.125, (1,1), if((0,0) = 1.1875, (0,1), if((0,0) = 1.25, (-1,1), if((0,0) = 1.3125, (-1,0), if((0,0) = 1.375, (-1,-1), if((0,0) = 1.4375, (0,-1), (1,-1))))))))) = 2)) and (if((0,0) = 1.0625, (if((0,0) = 1.0625, 1, 0) + if((0,-1) = 1.125, 1, 0) + if((1,-1) = 1.1875, 1, 0) + if((2,-1) = 1.25, 1, 0) + if((2,0) = 1.3125, 1, 0) + if((2,1) = 1.375, 1, 0) + if((1,1) = 1.4375, 1, 0) + if((0,1) = 1.5, 1, 0)), if((0,0) = 1.125, (if((0,1) = 1.0625, 1, 0) + if((0,0) = 1.125, 1, 0) + if((1,0) = 1.1875, 1, 0) + if((2,0) = 1.25, 1, 0) + if((2,1) = 1.3125, 1, 0) + if((2,2) = 1.375, 1, 0) + if((1,2) = 1.4375, 1, 0) + if((0,2) = 1.5, 1, 0)), if((0,0) = 1.1875, (if((-1,1) = 1.0625, 1, 0) + if((-1,0) = 1.125, 1, 0) + if((0,0) = 1.1875, 1, 0) + if((1,0) = 1.25, 1, 0) + if((1,1) = 1.3125, 1, 0) + if((1,2) = 1.375, 1, 0) + if((0,2) = 1.4375, 1, 0) + if((-1,2) = 1.5, 1, 0)), if((0,0) = 1.25, (if((-2,1) = 1.0625, 1, 0) + if((-2,0) = 1.125, 1, 0) + if((-1,0) = 1.1875, 1, 0) + if((0,0) = 1.25, 1, 0) + if((0,1) = 1.3125, 1, 0) + if((0,2) = 1.375, 1, 0) + if((-1,2) = 1.4375, 1, 0) + if((-2,2) = 1.5, 1, 0)), if((0,0) = 1.3125, (if((-2,0) = 1.0625, 1, 0) + if((-2,-1) = 1.125, 1, 0) + if((-1,-1) = 1.1875, 1, 0) + if((0,-1) = 1.25, 1, 0) + if((0,0) = 1.3125, 1, 0) + if((0,1) = 1.375, 1, 0) + if((-1,1) = 1.4375, 1, 0) + if((-2,1) = 1.5, 1, 0)), if((0,0) = 1.375, (if((-2,-1) = 1.0625, 1, 0) + if((-2,-2) = 1.125, 1, 0) + if((-1,-2) = 1.1875, 1, 0) + if((0,-2) = 1.25, 1, 0) + if((0,-1) = 1.3125, 1, 0) + if((0,0) = 1.375, 1, 0) + if((-1,0) = 1.4375, 1, 0) + if((-2,0) = 1.5, 1, 0)), if((0,0) = 1.4375, (if((-1,-1) = 1.0625, 1, 0) + if((-1,-2) = 1.125, 1, 0) + if((0,-2) = 1.1875, 1, 0) + if((1,-2) = 1.25, 1, 0) + if((1,-1) = 1.3125, 1, 0) + if((1,0) = 1.375, 1, 0) + if((0,0) = 1.4375, 1, 0) + if((-1,0) = 1.5, 1, 0)), (if((0,-1) = 1.0625, 1, 0) + if((0,-2) = 1.125, 1, 0) + if((1,-2) = 1.1875, 1, 0) + if((2,-2) = 1.25, 1, 0) + if((2,-1) = 1.3125, 1, 0) + if((2,0) = 1.375, 1, 0) + if((1,0) = 1.4375, 1, 0) + if((0,0) = 1.5, 1, 0))))))))) = 1))</text:p>
          </table:table-cell>
          <table:table-cell/>
        </table:table-row>
        <table:table-row table:style-name="ro2">
          <table:table-cell table:style-name="Default"/>
          <table:table-cell table:style-name="ce13"/>
          <table:table-cell/>
        </table:table-row>
        <table:table-row table:style-name="ro16">
          <table:table-cell table:style-name="ce5" office:value-type="string">
            <text:p>tau_preparing(s) = if(attacking, &lt;immunity, target()&gt;, tau_wandering(s))</text:p>
          </table:table-cell>
          <table:table-cell table:style-name="ce9" table:formula="oooc:=CONCATENATE(&quot;if(&quot;;[.B7];&quot;, &quot;;[DEVS_Cell_Values.B3];&quot; + &quot;;[Primitive_Functions.B47];&quot;, &quot;;[.B9];&quot;)&quot;)" office:value-type="string" office:string-value="if(((if(trunc((-1,0)) = 2, 1, 0) + if(trunc((-1,-1)) = 2, 1, 0) + if(trunc((0,-1)) = 2, 1, 0) + if(trunc((1,-1)) = 2, 1, 0) + if(trunc((1,0)) = 2, 1, 0) + if(trunc((1,1)) = 2, 1, 0) + if(trunc((0,1)) = 2, 1, 0) + if(trunc((-1,1)) = 2, 1, 0)) &gt; 0), 1 + 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, if(((uniform(0, 1)) &lt; #Macro(p_moving)), 1 + ((trunc(uniform(0, 8)) + 1)*0.0625), 1))">
            <text:p>if(((if(trunc((-1,0)) = 2, 1, 0) + if(trunc((-1,-1)) = 2, 1, 0) + if(trunc((0,-1)) = 2, 1, 0) + if(trunc((1,-1)) = 2, 1, 0) + if(trunc((1,0)) = 2, 1, 0) + if(trunc((1,1)) = 2, 1, 0) + if(trunc((0,1)) = 2, 1, 0) + if(trunc((-1,1)) = 2, 1, 0)) &gt; 0), 1 + 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, if(((uniform(0, 1)) &lt; #Macro(p_moving)), 1 + ((trunc(uniform(0, 8)) + 1)*0.0625), 1))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8">
          <table:table-cell table:style-name="ce5" office:value-type="string">
            <text:p>attacking = (count_near(s, proliferative, M) &gt; 0)</text:p>
          </table:table-cell>
          <table:table-cell table:style-name="ce9" table:formula="oooc:=CONCATENATE(&quot;(&quot;;[Primitive_Functions.B13];&quot; &gt; 0)&quot;)" office:value-type="string" office:string-value="((if(trunc((-1,0)) = 2, 1, 0) + if(trunc((-1,-1)) = 2, 1, 0) + if(trunc((0,-1)) = 2, 1, 0) + if(trunc((1,-1)) = 2, 1, 0) + if(trunc((1,0)) = 2, 1, 0) + if(trunc((1,1)) = 2, 1, 0) + if(trunc((0,1)) = 2, 1, 0) + if(trunc((-1,1)) = 2, 1, 0)) &gt; 0)">
            <text:p>((if(trunc((-1,0)) = 2, 1, 0) + if(trunc((-1,-1)) = 2, 1, 0) + if(trunc((0,-1)) = 2, 1, 0) + if(trunc((1,-1)) = 2, 1, 0) + if(trunc((1,0)) = 2, 1, 0) + if(trunc((1,1)) = 2, 1, 0) + if(trunc((0,1)) = 2, 1, 0) + if(trunc((-1,1)) = 2, 1, 0)) &gt; 0)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7">
          <table:table-cell table:style-name="ce5" office:value-type="string">
            <text:p>tau_wandering(s) = if(moving, &lt;immunity, rand(adjacents)&gt;, &lt;immunity, &lt;0, 0&gt;)</text:p>
          </table:table-cell>
          <table:table-cell table:style-name="ce9" table:formula="oooc:=CONCATENATE(&quot;if(&quot;;[.B11];&quot;, &quot;;[DEVS_Cell_Values.B3];&quot; + &quot;;[Primitive_Functions.B9];&quot;, &quot;;[DEVS_Cell_Values.B3];&quot;)&quot;)" office:value-type="string" office:string-value="if(((uniform(0, 1)) &lt; #Macro(p_moving)), 1 + ((trunc(uniform(0, 8)) + 1)*0.0625), 1)">
            <text:p>if(((uniform(0, 1)) &lt; #Macro(p_moving)), 1 + ((trunc(uniform(0, 8)) + 1)*0.0625), 1)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office:value-type="string">
            <text:p>moving = (random_uniform() &lt; p_moving)</text:p>
          </table:table-cell>
          <table:table-cell table:style-name="ce9" table:formula="oooc:=CONCATENATE(&quot;(&quot;;[Primitive_Functions.B7];&quot; &lt; &quot;; [Parameters.B5];&quot;)&quot;)" office:value-type="string" office:string-value="((uniform(0, 1)) &lt; #Macro(p_moving))">
            <text:p>((uniform(0, 1)) &lt; #Macro(p_moving))</text:p>
          </table:table-cell>
          <table:table-cell table:style-name="ce9"/>
        </table:table-row>
        <table:table-row table:style-name="ro2">
          <table:table-cell table:style-name="ce5"/>
          <table:table-cell table:style-name="ce9"/>
          <table:table-cell/>
        </table:table-row>
        <table:table-row table:style-name="ro2" table:number-rows-repeated="9">
          <table:table-cell table:style-name="Default" table:number-columns-repeated="2"/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style-name="Default"/>
          <table:table-cell table:style-name="ce13"/>
          <table:table-cell/>
        </table:table-row>
        <table:table-row table:style-name="ro2">
          <table:table-cell table:style-name="ce5"/>
          <table:table-cell table:style-name="ce9"/>
          <table:table-cell/>
        </table:table-row>
        <table:table-row table:style-name="ro2">
          <table:table-cell table:style-name="Default"/>
          <table:table-cell table:style-name="ce9"/>
          <table:table-cell/>
        </table:table-row>
        <table:table-row table:style-name="ro2" table:number-rows-repeated="65509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roliferative_Cells" table:style-name="ta1" table:print="false">
        <office:forms form:automatic-focus="false" form:apply-design-mode="false"/>
        <table:table-column table:style-name="co8" table:default-cell-style-name="ce1"/>
        <table:table-column table:style-name="co12" table:default-cell-style-name="ce3"/>
        <table:table-column table:style-name="co3" table:default-cell-style-name="Default"/>
        <table:table-row table:style-name="ro6">
          <table:table-cell table:style-name="ce5" office:value-type="string">
            <text:p>tau_proliferative(s) = if(curing, tau_curing(s), tau_plotting(s))</text:p>
          </table:table-cell>
          <table:table-cell table:style-name="ce11" table:formula="oooc:=CONCATENATE(&quot;if(&quot;;[.B3];&quot;, &quot;;[.B5];&quot;, &quot;;[.B9];&quot;)&quot;)" office:value-type="string" office:string-value="if((((if((-1,0) = 1.0625, 1, 0) + if((-1,-1) = 1.125, 1, 0) + if((0,-1) = 1.1875, 1, 0) + if((1,-1) = 1.25, 1, 0) + if((1,0) = 1.3125, 1, 0) + if((1,1) = 1.375, 1, 0) + if((0,1) = 1.4375, 1, 0) + if((-1,1) = 1.5, 1, 0)) &gt;= 1) and ((uniform(0, 1)) &lt; #Macro(p_curing))), if(((if((-1,0) = 1.0625, 1, 0) + if((-1,-1) = 1.125, 1, 0) + if((0,-1) = 1.1875, 1, 0) + if((1,-1) = 1.25, 1, 0) + if((1,0) = 1.3125, 1, 0) + if((1,1) = 1.375, 1, 0) + if((0,1) = 1.4375, 1, 0) + if((-1,1) = 1.5, 1, 0)) &gt; 1), 0, if(((if(trunc((-1,0)) = 2, 1, 0) + if(trunc((-1,-1)) = 2, 1, 0) + if(trunc((0,-1)) = 2, 1, 0) + if(trunc((1,-1)) = 2, 1, 0) + if(trunc((1,0)) = 2, 1, 0) + if(trunc((1,1)) = 2, 1, 0) + if(trunc((0,1)) = 2, 1, 0) + if(trunc((-1,1)) = 2, 1, 0)) &gt; 0), 1 + 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, if(((uniform(0, 1)) &lt; #Macro(p_moving)), 1 + ((trunc(uniform(0, 8)) + 1)*0.0625), 1))), if(((uniform(0, 1)) &lt; #Macro(p_dividing)), if(((if(trunc((-1,0)) = 0, 1, 0) + if(trunc((-1,-1)) = 0, 1, 0) + if(trunc((0,-1)) = 0, 1, 0) + if(trunc((1,-1)) = 0, 1, 0) + if(trunc((1,0)) = 0, 1, 0) + if(trunc((1,1)) = 0, 1, 0) + if(trunc((0,1)) = 0, 1, 0) + if(trunc((-1,1)) = 0, 1, 0)) = 0), 3, 2 + ((trunc(uniform(0, 8)) + 1)*0.0625)), 2))">
            <text:p>if((((if((-1,0) = 1.0625, 1, 0) + if((-1,-1) = 1.125, 1, 0) + if((0,-1) = 1.1875, 1, 0) + if((1,-1) = 1.25, 1, 0) + if((1,0) = 1.3125, 1, 0) + if((1,1) = 1.375, 1, 0) + if((0,1) = 1.4375, 1, 0) + if((-1,1) = 1.5, 1, 0)) &gt;= 1) and ((uniform(0, 1)) &lt; #Macro(p_curing))), if(((if((-1,0) = 1.0625, 1, 0) + if((-1,-1) = 1.125, 1, 0) + if((0,-1) = 1.1875, 1, 0) + if((1,-1) = 1.25, 1, 0) + if((1,0) = 1.3125, 1, 0) + if((1,1) = 1.375, 1, 0) + if((0,1) = 1.4375, 1, 0) + if((-1,1) = 1.5, 1, 0)) &gt; 1), 0, if(((if(trunc((-1,0)) = 2, 1, 0) + if(trunc((-1,-1)) = 2, 1, 0) + if(trunc((0,-1)) = 2, 1, 0) + if(trunc((1,-1)) = 2, 1, 0) + if(trunc((1,0)) = 2, 1, 0) + if(trunc((1,1)) = 2, 1, 0) + if(trunc((0,1)) = 2, 1, 0) + if(trunc((-1,1)) = 2, 1, 0)) &gt; 0), 1 + 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, if(((uniform(0, 1)) &lt; #Macro(p_moving)), 1 + ((trunc(uniform(0, 8)) + 1)*0.0625), 1))), if(((uniform(0, 1)) &lt; #Macro(p_dividing)), if(((if(trunc((-1,0)) = 0, 1, 0) + if(trunc((-1,-1)) = 0, 1, 0) + if(trunc((0,-1)) = 0, 1, 0) + if(trunc((1,-1)) = 0, 1, 0) + if(trunc((1,0)) = 0, 1, 0) + if(trunc((1,1)) = 0, 1, 0) + if(trunc((0,1)) = 0, 1, 0) + if(trunc((-1,1)) = 0, 1, 0)) = 0), 3, 2 + ((trunc(uniform(0, 8)) + 1)*0.0625)), 2))</text:p>
          </table:table-cell>
          <table:table-cell table:style-name="ce3"/>
        </table:table-row>
        <table:table-row table:style-name="ro2">
          <table:table-cell table:number-columns-repeated="3"/>
        </table:table-row>
        <table:table-row table:style-name="ro5">
          <table:table-cell table:style-name="ce5" office:value-type="string">
            <text:p>curing = (count_incoming(s, immunity, &lt;0, 0&gt;) &gt;= 1) and (random_uniform() &lt; p_curing)</text:p>
          </table:table-cell>
          <table:table-cell table:style-name="ce9" table:formula="oooc:=CONCATENATE(&quot;((&quot;;[Primitive_Functions.B17];&quot; &gt;= 1) and (&quot;;[Primitive_Functions.B7];&quot; &lt; &quot;;[Parameters.B7];&quot;))&quot;)" office:value-type="string" office:string-value="(((if((-1,0) = 1.0625, 1, 0) + if((-1,-1) = 1.125, 1, 0) + if((0,-1) = 1.1875, 1, 0) + if((1,-1) = 1.25, 1, 0) + if((1,0) = 1.3125, 1, 0) + if((1,1) = 1.375, 1, 0) + if((0,1) = 1.4375, 1, 0) + if((-1,1) = 1.5, 1, 0)) &gt;= 1) and ((uniform(0, 1)) &lt; #Macro(p_curing)))">
            <text:p>(((if((-1,0) = 1.0625, 1, 0) + if((-1,-1) = 1.125, 1, 0) + if((0,-1) = 1.1875, 1, 0) + if((1,-1) = 1.25, 1, 0) + if((1,0) = 1.3125, 1, 0) + if((1,1) = 1.375, 1, 0) + if((0,1) = 1.4375, 1, 0) + if((-1,1) = 1.5, 1, 0)) &gt;= 1) and ((uniform(0, 1)) &lt; #Macro(p_curing)))</text:p>
          </table:table-cell>
          <table:table-cell/>
        </table:table-row>
        <table:table-row table:style-name="ro2">
          <table:table-cell table:style-name="ce5"/>
          <table:table-cell table:number-columns-repeated="2"/>
        </table:table-row>
        <table:table-row table:style-name="ro10">
          <table:table-cell table:style-name="ce5" office:value-type="string">
            <text:p>tau_curing(s) = if(suffocating, &lt;normal, &lt;0, 0&gt;&gt;, tau_preparing(s))</text:p>
          </table:table-cell>
          <table:table-cell table:style-name="ce11" table:formula="oooc:=CONCATENATE(&quot;if(&quot;;[.B7];&quot;, &quot;;[DEVS_Cell_Values.B1];&quot;, &quot;;[Immunity_Cells.B5];&quot;)&quot;)" office:value-type="string" office:string-value="if(((if((-1,0) = 1.0625, 1, 0) + if((-1,-1) = 1.125, 1, 0) + if((0,-1) = 1.1875, 1, 0) + if((1,-1) = 1.25, 1, 0) + if((1,0) = 1.3125, 1, 0) + if((1,1) = 1.375, 1, 0) + if((0,1) = 1.4375, 1, 0) + if((-1,1) = 1.5, 1, 0)) &gt; 1), 0, if(((if(trunc((-1,0)) = 2, 1, 0) + if(trunc((-1,-1)) = 2, 1, 0) + if(trunc((0,-1)) = 2, 1, 0) + if(trunc((1,-1)) = 2, 1, 0) + if(trunc((1,0)) = 2, 1, 0) + if(trunc((1,1)) = 2, 1, 0) + if(trunc((0,1)) = 2, 1, 0) + if(trunc((-1,1)) = 2, 1, 0)) &gt; 0), 1 + 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, if(((uniform(0, 1)) &lt; #Macro(p_moving)), 1 + ((trunc(uniform(0, 8)) + 1)*0.0625), 1)))">
            <text:p>if(((if((-1,0) = 1.0625, 1, 0) + if((-1,-1) = 1.125, 1, 0) + if((0,-1) = 1.1875, 1, 0) + if((1,-1) = 1.25, 1, 0) + if((1,0) = 1.3125, 1, 0) + if((1,1) = 1.375, 1, 0) + if((0,1) = 1.4375, 1, 0) + if((-1,1) = 1.5, 1, 0)) &gt; 1), 0, if(((if(trunc((-1,0)) = 2, 1, 0) + if(trunc((-1,-1)) = 2, 1, 0) + if(trunc((0,-1)) = 2, 1, 0) + if(trunc((1,-1)) = 2, 1, 0) + if(trunc((1,0)) = 2, 1, 0) + if(trunc((1,1)) = 2, 1, 0) + if(trunc((0,1)) = 2, 1, 0) + if(trunc((-1,1)) = 2, 1, 0)) &gt; 0), 1 + if((uniform(0, 1)) &lt; if(trunc((1,-1)) = 2, 1.0/(if(trunc((1,0)) = 2, 1, 0) + if(trunc((1,1)) = 2, 1, 0) + if(trunc((0,1)) = 2, 1, 0) + if(trunc((-1,1)) = 2, 1, 0) + if(trunc((-1,0)) = 2, 1, 0) + if(trunc((-1,-1)) = 2, 1, 0) + if(trunc((0,-1)) = 2, 1, 0) + if(trunc((1,-1)) = 2, 1, 0)), 0), 0.5, if((uniform(0, 1)) &lt; if(trunc((0,-1)) = 2, 1.0/(if(trunc((1,0)) = 2, 1, 0) + if(trunc((1,1)) = 2, 1, 0) + if(trunc((0,1)) = 2, 1, 0) + if(trunc((-1,1)) = 2, 1, 0) + if(trunc((-1,0)) = 2, 1, 0) + if(trunc((-1,-1)) = 2, 1, 0) + if(trunc((0,-1)) = 2, 1, 0)), 0), 0.4375, if((uniform(0, 1)) &lt; if(trunc((-1,-1)) = 2, 1.0/(if(trunc((1,0)) = 2, 1, 0) + if(trunc((1,1)) = 2, 1, 0) + if(trunc((0,1)) = 2, 1, 0) + if(trunc((-1,1)) = 2, 1, 0) + if(trunc((-1,0)) = 2, 1, 0) + if(trunc((-1,-1)) = 2, 1, 0)), 0), 0.375, if((uniform(0, 1)) &lt; if(trunc((-1,0)) = 2, 1.0/(if(trunc((1,0)) = 2, 1, 0) + if(trunc((1,1)) = 2, 1, 0) + if(trunc((0,1)) = 2, 1, 0) + if(trunc((-1,1)) = 2, 1, 0) + if(trunc((-1,0)) = 2, 1, 0)), 0), 0.3125, if((uniform(0, 1)) &lt; if(trunc((-1,1)) = 2, 1.0/(if(trunc((1,0)) = 2, 1, 0) + if(trunc((1,1)) = 2, 1, 0) + if(trunc((0,1)) = 2, 1, 0) + if(trunc((-1,1)) = 2, 1, 0)), 0), 0.25, if((uniform(0, 1)) &lt; if(trunc((0,1)) = 2, 1.0/(if(trunc((1,0)) = 2, 1, 0) + if(trunc((1,1)) = 2, 1, 0) + if(trunc((0,1)) = 2, 1, 0)), 0), 0.1875, if((uniform(0, 1)) &lt; if(trunc((1,1)) = 2, 1.0/(if(trunc((1,0)) = 2, 1, 0) + if(trunc((1,1)) = 2, 1, 0)), 0), 0.125, 0.0625))))))), if(((uniform(0, 1)) &lt; #Macro(p_moving)), 1 + ((trunc(uniform(0, 8)) + 1)*0.0625), 1)))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8">
          <table:table-cell table:style-name="ce5" office:value-type="string">
            <text:p>suffocating = (count_incoming(s, immunity, &lt;0, 0&gt;) &gt; 1)</text:p>
          </table:table-cell>
          <table:table-cell table:style-name="ce11" table:formula="oooc:=CONCATENATE(&quot;(&quot;;[Primitive_Functions.B17];&quot; &gt; 1)&quot;)" office:value-type="string" office:string-value="((if((-1,0) = 1.0625, 1, 0) + if((-1,-1) = 1.125, 1, 0) + if((0,-1) = 1.1875, 1, 0) + if((1,-1) = 1.25, 1, 0) + if((1,0) = 1.3125, 1, 0) + if((1,1) = 1.375, 1, 0) + if((0,1) = 1.4375, 1, 0) + if((-1,1) = 1.5, 1, 0)) &gt; 1)">
            <text:p>((if((-1,0) = 1.0625, 1, 0) + if((-1,-1) = 1.125, 1, 0) + if((0,-1) = 1.1875, 1, 0) + if((1,-1) = 1.25, 1, 0) + if((1,0) = 1.3125, 1, 0) + if((1,1) = 1.375, 1, 0) + if((0,1) = 1.4375, 1, 0) + if((-1,1) = 1.5, 1, 0)) &gt; 1)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9">
          <table:table-cell table:style-name="ce5" office:value-type="string">
            <text:p>tau_plotting(s) = if(dividing, tau_dividing(s), &lt;proliferative, &lt;0, 0&gt;)</text:p>
          </table:table-cell>
          <table:table-cell table:style-name="ce11" table:formula="oooc:=CONCATENATE(&quot;if(&quot;;[.B11];&quot;, &quot;;[.B13];&quot;, &quot;;[DEVS_Cell_Values.B5];&quot;)&quot;)" office:value-type="string" office:string-value="if(((uniform(0, 1)) &lt; #Macro(p_dividing)), if(((if(trunc((-1,0)) = 0, 1, 0) + if(trunc((-1,-1)) = 0, 1, 0) + if(trunc((0,-1)) = 0, 1, 0) + if(trunc((1,-1)) = 0, 1, 0) + if(trunc((1,0)) = 0, 1, 0) + if(trunc((1,1)) = 0, 1, 0) + if(trunc((0,1)) = 0, 1, 0) + if(trunc((-1,1)) = 0, 1, 0)) = 0), 3, 2 + ((trunc(uniform(0, 8)) + 1)*0.0625)), 2)">
            <text:p>if(((uniform(0, 1)) &lt; #Macro(p_dividing)), if(((if(trunc((-1,0)) = 0, 1, 0) + if(trunc((-1,-1)) = 0, 1, 0) + if(trunc((0,-1)) = 0, 1, 0) + if(trunc((1,-1)) = 0, 1, 0) + if(trunc((1,0)) = 0, 1, 0) + if(trunc((1,1)) = 0, 1, 0) + if(trunc((0,1)) = 0, 1, 0) + if(trunc((-1,1)) = 0, 1, 0)) = 0), 3, 2 + ((trunc(uniform(0, 8)) + 1)*0.0625)), 2)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7">
          <table:table-cell table:style-name="ce5" office:value-type="string">
            <text:p>dividing = (random_uniform() &lt; p_dividing)</text:p>
          </table:table-cell>
          <table:table-cell table:style-name="ce11" table:formula="oooc:=CONCATENATE(&quot;(&quot;;[Primitive_Functions.B7];&quot; &lt; &quot;;[Parameters.B9];&quot;)&quot;)" office:value-type="string" office:string-value="((uniform(0, 1)) &lt; #Macro(p_dividing))">
            <text:p>((uniform(0, 1)) &lt; #Macro(p_dividing))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5">
          <table:table-cell table:style-name="ce5" office:value-type="string">
            <text:p>tau_dividing(s) = if(sleeping, &lt;dormant, &lt;0, 0&gt;&gt;, &lt;proliferative, random(adjacents)&gt;)</text:p>
          </table:table-cell>
          <table:table-cell table:style-name="ce11" table:formula="oooc:=CONCATENATE(&quot;if(&quot;;[.B15];&quot;, &quot;;[DEVS_Cell_Values.B7];&quot;, &quot;;[DEVS_Cell_Values.B5];&quot; + &quot;;[Primitive_Functions.B9];&quot;)&quot;)" office:value-type="string" office:string-value="if(((if(trunc((-1,0)) = 0, 1, 0) + if(trunc((-1,-1)) = 0, 1, 0) + if(trunc((0,-1)) = 0, 1, 0) + if(trunc((1,-1)) = 0, 1, 0) + if(trunc((1,0)) = 0, 1, 0) + if(trunc((1,1)) = 0, 1, 0) + if(trunc((0,1)) = 0, 1, 0) + if(trunc((-1,1)) = 0, 1, 0)) = 0), 3, 2 + ((trunc(uniform(0, 8)) + 1)*0.0625))">
            <text:p>if(((if(trunc((-1,0)) = 0, 1, 0) + if(trunc((-1,-1)) = 0, 1, 0) + if(trunc((0,-1)) = 0, 1, 0) + if(trunc((1,-1)) = 0, 1, 0) + if(trunc((1,0)) = 0, 1, 0) + if(trunc((1,1)) = 0, 1, 0) + if(trunc((0,1)) = 0, 1, 0) + if(trunc((-1,1)) = 0, 1, 0)) = 0), 3, 2 + ((trunc(uniform(0, 8)) + 1)*0.0625))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8">
          <table:table-cell table:style-name="ce5" office:value-type="string">
            <text:p>sleeping = (count_near(s, normal, adjacents) = 0)</text:p>
          </table:table-cell>
          <table:table-cell table:style-name="ce11" table:formula="oooc:=CONCATENATE(&quot;(&quot;;[Primitive_Functions.B11];&quot; = 0)&quot;)" office:value-type="string" office:string-value="((if(trunc((-1,0)) = 0, 1, 0) + if(trunc((-1,-1)) = 0, 1, 0) + if(trunc((0,-1)) = 0, 1, 0) + if(trunc((1,-1)) = 0, 1, 0) + if(trunc((1,0)) = 0, 1, 0) + if(trunc((1,1)) = 0, 1, 0) + if(trunc((0,1)) = 0, 1, 0) + if(trunc((-1,1)) = 0, 1, 0)) = 0)">
            <text:p>((if(trunc((-1,0)) = 0, 1, 0) + if(trunc((-1,-1)) = 0, 1, 0) + if(trunc((0,-1)) = 0, 1, 0) + if(trunc((1,-1)) = 0, 1, 0) + if(trunc((1,0)) = 0, 1, 0) + if(trunc((1,1)) = 0, 1, 0) + if(trunc((0,1)) = 0, 1, 0) + if(trunc((-1,1)) = 0, 1, 0)) = 0)</text:p>
          </table:table-cell>
          <table:table-cell/>
        </table:table-row>
        <table:table-row table:style-name="ro2" table:number-rows-repeated="65520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Dormant_Cells" table:style-name="ta1" table:print="false">
        <office:forms form:automatic-focus="false" form:apply-design-mode="false"/>
        <table:table-column table:style-name="co8" table:default-cell-style-name="ce1"/>
        <table:table-column table:style-name="co13" table:default-cell-style-name="ce3"/>
        <table:table-column table:style-name="co3" table:default-cell-style-name="Default"/>
        <table:table-row table:style-name="ro17">
          <table:table-cell table:style-name="ce5" office:value-type="string">
            <text:p>tau_dormant(s) = if(dying, &lt;necro, &lt;0, 0&gt;&gt;, &lt;dormant, &lt;0, 0&gt;&gt;)</text:p>
          </table:table-cell>
          <table:table-cell table:style-name="ce11" table:formula="oooc:=CONCATENATE(&quot;if(&quot;;[.B3];&quot;, &quot;;[DEVS_Cell_Values.B9];&quot;, &quot;;[DEVS_Cell_Values.B7];&quot;)&quot;)" office:value-type="string" office:string-value="if((((if(trunc((-1,0)) = 2, 1, 0) + if(trunc((-1,-1)) = 2, 1, 0) + if(trunc((0,-1)) = 2, 1, 0) + if(trunc((1,-1)) = 2, 1, 0) + if(trunc((1,0)) = 2, 1, 0) + if(trunc((1,1)) = 2, 1, 0) + if(trunc((0,1)) = 2, 1, 0) + if(trunc((-1,1)) = 2, 1, 0)) = 0) and ((uniform(0, 1)) &lt; #Macro(p_dying))), 4, 3)">
            <text:p>if((((if(trunc((-1,0)) = 2, 1, 0) + if(trunc((-1,-1)) = 2, 1, 0) + if(trunc((0,-1)) = 2, 1, 0) + if(trunc((1,-1)) = 2, 1, 0) + if(trunc((1,0)) = 2, 1, 0) + if(trunc((1,1)) = 2, 1, 0) + if(trunc((0,1)) = 2, 1, 0) + if(trunc((-1,1)) = 2, 1, 0)) = 0) and ((uniform(0, 1)) &lt; #Macro(p_dying))), 4, 3)</text:p>
          </table:table-cell>
          <table:table-cell table:style-name="ce3"/>
        </table:table-row>
        <table:table-row table:style-name="ro2">
          <table:table-cell table:number-columns-repeated="3"/>
        </table:table-row>
        <table:table-row table:style-name="ro17">
          <table:table-cell table:style-name="ce5" office:value-type="string">
            <text:p>dying = (count_near(s, proliferative, adjacents) = 0) and (random_uniform() &lt; p_dying)</text:p>
          </table:table-cell>
          <table:table-cell table:style-name="ce11" table:formula="oooc:=CONCATENATE(&quot;((&quot;;[Primitive_Functions.B13];&quot; = 0) and (&quot;;[Primitive_Functions.B7];&quot; &lt; &quot;;[Parameters.B11];&quot;))&quot;)" office:value-type="string" office:string-value="(((if(trunc((-1,0)) = 2, 1, 0) + if(trunc((-1,-1)) = 2, 1, 0) + if(trunc((0,-1)) = 2, 1, 0) + if(trunc((1,-1)) = 2, 1, 0) + if(trunc((1,0)) = 2, 1, 0) + if(trunc((1,1)) = 2, 1, 0) + if(trunc((0,1)) = 2, 1, 0) + if(trunc((-1,1)) = 2, 1, 0)) = 0) and ((uniform(0, 1)) &lt; #Macro(p_dying)))">
            <text:p>(((if(trunc((-1,0)) = 2, 1, 0) + if(trunc((-1,-1)) = 2, 1, 0) + if(trunc((0,-1)) = 2, 1, 0) + if(trunc((1,-1)) = 2, 1, 0) + if(trunc((1,0)) = 2, 1, 0) + if(trunc((1,1)) = 2, 1, 0) + if(trunc((0,1)) = 2, 1, 0) + if(trunc((-1,1)) = 2, 1, 0)) = 0) and ((uniform(0, 1)) &lt; #Macro(p_dying)))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table:style-name="ce9"/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table:style-name="ce14"/>
          <table:table-cell/>
        </table:table-row>
        <table:table-row table:style-name="ro2" table:number-rows-repeated="65526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Necro_Cells" table:style-name="ta1" table:print="false">
        <office:forms form:automatic-focus="false" form:apply-design-mode="false"/>
        <table:table-column table:style-name="co8" table:default-cell-style-name="ce1"/>
        <table:table-column table:style-name="co13" table:default-cell-style-name="ce3"/>
        <table:table-column table:style-name="co3" table:default-cell-style-name="Default"/>
        <table:table-row table:style-name="ro3">
          <table:table-cell table:style-name="ce5" office:value-type="string">
            <text:p>tau_necro(s) = &lt;necro, &lt;0, 0&gt;&gt;</text:p>
          </table:table-cell>
          <table:table-cell table:style-name="ce11" table:formula="oooc:=[DEVS_Cell_Values.B9]" office:value-type="string" office:string-value="4">
            <text:p>4</text:p>
          </table:table-cell>
          <table:table-cell table:style-name="ce3"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table:style-name="ce9"/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table:style-name="ce9"/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table:style-name="ce14"/>
          <table:table-cell/>
        </table:table-row>
        <table:table-row table:style-name="ro2" table:number-rows-repeated="65526">
          <table:table-cell table:number-columns-repeated="3"/>
        </table:table-row>
        <table:table-row table:style-name="ro2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16">11/16/2007</text:date>, <text:time>14:0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11-12T14:36:10</meta:creation-date>
    <dc:date>2007-11-16T14:02:16</dc:date>
    <dc:language>en-US</dc:language>
    <meta:editing-cycles>152</meta:editing-cycles>
    <meta:editing-duration>PT10H47M1S</meta:editing-duration>
    <meta:user-defined meta:name="Info 1"/>
    <meta:user-defined meta:name="Info 2"/>
    <meta:user-defined meta:name="Info 3"/>
    <meta:user-defined meta:name="Info 4"/>
    <meta:document-statistic meta:table-count="9" meta:cell-count="194"/>
  </office:meta>
</office:document-meta>
</file>